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9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0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5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6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fo:background-color="transparen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normal" style:font-style-asian="normal" style:font-style-complex="normal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-complex="Ari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40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41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2" style:family="text">
      <style:text-properties style:text-position="super 58%" fo:font-style="italic" style:font-style-asian="italic" style:font-style-complex="italic"/>
    </style:style>
    <style:style style:name="T43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38"/>
      <text:p text:style-name="P39"><text:span text:style-name="T31">Type:</text:span><text:span text:style-name="T30"> </text:span><text:span text:style-name="T29">Personal dosimeter</text:span><text:span text:style-name="T28"> AT3509B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з/н: <text:span text:style-name="T24"><text:s/></text:span><text:span text:style-name="T15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</text:span><text:span text:style-name="T7">Sv/h – 1.0 Sv/h</text:span></text:p>
      <text:p text:style-name="P11"/>
      <text:p text:style-name="P8">Measurement error:</text:p>
      <text:p text:style-name="P6"><text:span text:style-name="T33">0.1 </text:span><text:span text:style-name="T34"></text:span><text:span text:style-name="T33">Sv/h – 0.99 </text:span><text:span text:style-name="T34">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</text:span><text:span text:style-name="T33">Sv/h – 1 Sv/h – </text:span><text:span text:style-name="T35">±</text:span><text:span text:style-name="T32">15</text:span><text:span text:style-name="T36">%</text:span></text:p>
      <text:p text:style-name="P5"/>
      <text:p text:style-name="P8">Operating conditions:</text:p>
      <text:list xml:id="list2525449238961269332" text:style-name="L1">
        <text:list-item>
          <text:p text:style-name="P52"><text:span text:style-name="T11">Air temperature<text:tab/></text:span><text:span text:style-name="T23"><text:tab/><text:tab/><text:tab/>+</text:span><text:span text:style-name="T11">$temp</text:span><text:span text:style-name="T23"> °</text:span><text:span text:style-name="T11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0"><text:span text:style-name="Знак_20_примечания"><text:span text:style-name="T2">$facility_13+11eng;</text:span></text:span></text:p>
      <text:p text:style-name="P40"><text:span text:style-name="Знак_20_примечания"><text:span text:style-name="T38"/></text:span></text:p>
      <text:p text:style-name="P22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6">AT3509B (</text:span><text:span text:style-name="T41"></text:span><text:span text:style-name="T6">) s/n: </text:span><text:span text:style-name="T6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.B2" office:value-type="string">
            <text:p text:style-name="P47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1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3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800<text:span text:style-name="T13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.B7" office:value-type="string">
            <text:p text:style-name="P13">$1-n<text:span text:style-name="T13">3</text:span></text:p>
          </table:table-cell>
          <table:table-cell table:style-name="t1.B7" office:value-type="string">
            <text:p text:style-name="P13">$1-d<text:span text:style-name="T13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13">m30</text:span></text:p>
              <text:p text:style-name="P32">$1-<text:span text:style-name="T13">m31</text:span></text:p>
              <text:p text:style-name="P32">$1-<text:span text:style-name="T13">m32</text:span></text:p>
              <text:p text:style-name="P32">$1-<text:span text:style-name="T13">m33</text:span></text:p>
              <text:p text:style-name="P32">$1-<text:span text:style-name="T13">m34</text:span></text:p>
            </text:section>
          </table:table-cell>
          <table:table-cell table:style-name="t1.B7" office:value-type="string">
            <text:p text:style-name="P13">$1-av<text:span text:style-name="T13">3</text:span></text:p>
          </table:table-cell>
          <table:table-cell table:style-name="t1.B7" office:value-type="string">
            <text:p text:style-name="P13">$1-o<text:span text:style-name="T13">3</text:span></text:p>
          </table:table-cell>
          <table:table-cell table:style-name="t1.B7" office:value-type="string">
            <text:p text:style-name="P13">$1-q<text:span text:style-name="T13">3</text:span></text:p>
          </table:table-cell>
          <table:table-cell table:style-name="t1.B7" office:value-type="string">
            <text:p text:style-name="P13">$1-do<text:span text:style-name="T13">3</text:span></text:p>
          </table:table-cell>
          <table:table-cell table:style-name="t1.I7" office:value-type="string">
            <text:p text:style-name="P20">±<text:span text:style-name="T13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6">AT3509B (</text:span><text:span text:style-name="T41"></text:span><text:span text:style-name="T6">) s/n: </text:span><text:span text:style-name="T6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.B2" table:number-rows-spanned="2" office:value-type="string">
            <text:p text:style-name="P47">Radiation source <text:s/>number</text:p>
          </table:table-cell>
          <table:table-cell table:style-name="s1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4">H</text:span><text:span text:style-name="T18">pi</text:span></text:p>
          </table:table-cell>
          <table:table-cell table:style-name="s1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1.B4" office:value-type="string">
            <text:p text:style-name="P13">$1-<text:span text:style-name="T3">dn_</text:span><text:span text:style-name="T13">3</text:span></text:p>
          </table:table-cell>
          <table:table-cell table:style-name="s1.B4" office:value-type="string">
            <text:p text:style-name="P19"><text:s text:c="2"/>$1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1.B4" office:value-type="string">
            <text:p text:style-name="P13">$1-d_dev<text:span text:style-name="T3">_</text:span><text:span text:style-name="T13">3</text:span></text:p>
          </table:table-cell>
          <table:table-cell table:style-name="s1.B4" office:value-type="string">
            <text:p text:style-name="P13">$1-dose<text:span text:style-name="T3">_</text:span><text:span text:style-name="T13">3</text:span></text:p>
          </table:table-cell>
          <table:table-cell table:style-name="s1.B4" office:value-type="string">
            <text:p text:style-name="P13">$1-d_res<text:span text:style-name="T3">_</text:span><text:span text:style-name="T13">3</text:span></text:p>
          </table:table-cell>
          <table:table-cell table:style-name="s1.B4" office:value-type="string">
            <text:p text:style-name="P13">$1-o_pog<text:span text:style-name="T3">_</text:span><text:span text:style-name="T13">3</text:span></text:p>
          </table:table-cell>
          <table:table-cell table:style-name="s1.B4" office:value-type="string">
            <text:p text:style-name="P13">$1-d_gran<text:span text:style-name="T3">_</text:span><text:span text:style-name="T13">3</text:span></text:p>
          </table:table-cell>
          <table:table-cell table:style-name="s1.I4" office:value-type="string">
            <text:p text:style-name="P12">±<text:span text:style-name="T3">30</text:span></text:p>
          </table:table-cell>
        </table:table-row>
        <table:table-row>
          <table:table-cell table:style-name="s1.A4" office:value-type="string">
            <text:p text:style-name="P12">4.0 мЗв<text:line-break/><text:span text:style-name="T3">Hp(10)</text:span></text:p>
          </table:table-cell>
          <table:table-cell table:style-name="s1.B4" office:value-type="string">
            <text:p text:style-name="P13">$1-<text:span text:style-name="T3">dn</text:span></text:p>
          </table:table-cell>
          <table:table-cell table:style-name="s1.B4" office:value-type="string">
            <text:p text:style-name="P19"><text:s text:c="2"/>$1-<text:span text:style-name="T3">dd</text:span> <text:s/></text:p>
            <text:p text:style-name="P17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6" office:value-type="string">
            <text:p text:style-name="P12">4.0 <text:span text:style-name="T13">мкЗв</text:span></text:p>
            <text:p text:style-name="P15">Hp(0.07)</text:p>
          </table:table-cell>
          <table:table-cell table:style-name="s1.B6" office:value-type="string">
            <text:p text:style-name="P13">$<text:span text:style-name="T3">1</text:span>-<text:span text:style-name="T3">dn_2</text:span></text:p>
          </table:table-cell>
          <table:table-cell table:style-name="s1.B6" office:value-type="string">
            <text:p text:style-name="P19"><text:s text:c="2"/>$1-<text:span text:style-name="T3">dd_2</text:span> <text:s/></text:p>
            <text:p text:style-name="P17">360c</text:p>
          </table:table-cell>
          <table:table-cell table:style-name="s1.B6" office:value-type="string">
            <text:p text:style-name="P13">$1-d_dev_<text:span text:style-name="T3">2</text:span></text:p>
          </table:table-cell>
          <table:table-cell table:style-name="s1.B6" office:value-type="string">
            <text:p text:style-name="P13">$1-dose_<text:span text:style-name="T3">2</text:span></text:p>
          </table:table-cell>
          <table:table-cell table:style-name="s1.B6" office:value-type="string">
            <text:p text:style-name="P13">$1-d_res_<text:span text:style-name="T3">2</text:span></text:p>
          </table:table-cell>
          <table:table-cell table:style-name="s1.B6" office:value-type="string">
            <text:p text:style-name="P13">$1-o_pog_<text:span text:style-name="T3">2</text:span></text:p>
          </table:table-cell>
          <table:table-cell table:style-name="s1.B6" office:value-type="string">
            <text:p text:style-name="P13">$1-d_gran_<text:span text:style-name="T3">2</text:span></text:p>
          </table:table-cell>
          <table:table-cell table:style-name="s1.I6" office:value-type="string">
            <text:p text:style-name="P12">±<text:span text:style-name="T13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6">AT3509B (</text:span><text:span text:style-name="T41"></text:span><text:span text:style-name="T6">) s/n: </text:span><text:span text:style-name="T6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2.B2" office:value-type="string">
            <text:p text:style-name="P47">Radia-tion source <text:s/>number</text:p>
          </table:table-cell>
          <table:table-cell table:style-name="t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2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2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2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2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2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2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2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2">$2-bg0</text:p>
              <text:p text:style-name="P32">$2-bg1</text:p>
              <text:p text:style-name="P32">$2-bg2</text:p>
              <text:p text:style-name="P32">$2-bg3</text:p>
              <text:p text:style-name="P32">$2-bg4</text:p>
              <text:p text:style-name="P32">$2-bg5</text:p>
              <text:p text:style-name="P32">$2-bg6</text:p>
              <text:p text:style-name="P32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2">$2-m00</text:p>
              <text:p text:style-name="P32">$2-m01</text:p>
              <text:p text:style-name="P32">$2-m02</text:p>
              <text:p text:style-name="P32">$2-m03</text:p>
              <text:p text:style-name="P32">$2-m04</text:p>
              <text:p text:style-name="P32">$2-m05</text:p>
              <text:p text:style-name="P32">$2-m06</text:p>
              <text:p text:style-name="P32">$2-m07</text:p>
              <text:p text:style-name="P32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20">±<text:span text:style-name="T13">30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2">$2-m11</text:p>
              <text:p text:style-name="P32">$2-m12</text:p>
              <text:p text:style-name="P32">$2-m13</text:p>
              <text:p text:style-name="P32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3" office:value-type="string">
            <text:p text:style-name="P12">800<text:span text:style-name="T13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2">$2-m21</text:p>
              <text:p text:style-name="P32">$2-m22</text:p>
              <text:p text:style-name="P32">$2-m23</text:p>
              <text:p text:style-name="P32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2.B7" office:value-type="string">
            <text:p text:style-name="P13">$2-n<text:span text:style-name="T13">3</text:span></text:p>
          </table:table-cell>
          <table:table-cell table:style-name="t2.B7" office:value-type="string">
            <text:p text:style-name="P13">$2-d<text:span text:style-name="T13">3</text:span></text:p>
          </table:table-cell>
          <table:table-cell table:style-name="t2.D7" office:value-type="string">
            <text:section text:style-name="Sect1" text:name="Раздел10">
              <text:p text:style-name="P3">$2-<text:span text:style-name="T13">m30</text:span></text:p>
              <text:p text:style-name="P32">$2-<text:span text:style-name="T13">m31</text:span></text:p>
              <text:p text:style-name="P32">$2-<text:span text:style-name="T13">m32</text:span></text:p>
              <text:p text:style-name="P32">$2-<text:span text:style-name="T13">m33</text:span></text:p>
              <text:p text:style-name="P32">$2-<text:span text:style-name="T13">m34</text:span></text:p>
            </text:section>
          </table:table-cell>
          <table:table-cell table:style-name="t2.B7" office:value-type="string">
            <text:p text:style-name="P13">$2-av<text:span text:style-name="T13">3</text:span></text:p>
          </table:table-cell>
          <table:table-cell table:style-name="t2.B7" office:value-type="string">
            <text:p text:style-name="P13">$2-o<text:span text:style-name="T13">3</text:span></text:p>
          </table:table-cell>
          <table:table-cell table:style-name="t2.B7" office:value-type="string">
            <text:p text:style-name="P13">$2-q<text:span text:style-name="T13">3</text:span></text:p>
          </table:table-cell>
          <table:table-cell table:style-name="t2.B7" office:value-type="string">
            <text:p text:style-name="P13">$2-do<text:span text:style-name="T13">3</text:span></text:p>
          </table:table-cell>
          <table:table-cell table:style-name="t2.I7" office:value-type="string">
            <text:p text:style-name="P20">±<text:span text:style-name="T13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6">AT3509B (</text:span><text:span text:style-name="T41"></text:span><text:span text:style-name="T6">) s/n: </text:span><text:span text:style-name="T6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2.B2" table:number-rows-spanned="2" office:value-type="string">
            <text:p text:style-name="P47">Radiation source <text:s/>number</text:p>
          </table:table-cell>
          <table:table-cell table:style-name="s2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2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2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2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4">H</text:span><text:span text:style-name="T18">pi</text:span></text:p>
          </table:table-cell>
          <table:table-cell table:style-name="s2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2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2.B4" office:value-type="string">
            <text:p text:style-name="P13"><text:span text:style-name="T3">$2-dn_</text:span><text:span text:style-name="T13">3</text:span></text:p>
          </table:table-cell>
          <table:table-cell table:style-name="s2.B4" office:value-type="string">
            <text:p text:style-name="P19"><text:s text:c="2"/>$2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2.B4" office:value-type="string">
            <text:p text:style-name="P13">$2-d_dev<text:span text:style-name="T3">_</text:span><text:span text:style-name="T13">3</text:span></text:p>
          </table:table-cell>
          <table:table-cell table:style-name="s2.B4" office:value-type="string">
            <text:p text:style-name="P13">$2-dose<text:span text:style-name="T3">_</text:span><text:span text:style-name="T13">3</text:span></text:p>
          </table:table-cell>
          <table:table-cell table:style-name="s2.B4" office:value-type="string">
            <text:p text:style-name="P13">$2-d_res<text:span text:style-name="T3">_</text:span><text:span text:style-name="T13">3</text:span></text:p>
          </table:table-cell>
          <table:table-cell table:style-name="s2.B4" office:value-type="string">
            <text:p text:style-name="P13">$2-o_pog<text:span text:style-name="T3">_</text:span><text:span text:style-name="T13">3</text:span></text:p>
          </table:table-cell>
          <table:table-cell table:style-name="s2.B4" office:value-type="string">
            <text:p text:style-name="P13">$2-d_gran<text:span text:style-name="T3">_</text:span><text:span text:style-name="T13">3</text:span></text:p>
          </table:table-cell>
          <table:table-cell table:style-name="s2.I4" office:value-type="string">
            <text:p text:style-name="P12">±<text:span text:style-name="T3">30</text:span></text:p>
          </table:table-cell>
        </table:table-row>
        <table:table-row>
          <table:table-cell table:style-name="s2.A4" office:value-type="string">
            <text:p text:style-name="P12">4.0 мЗв<text:line-break/><text:span text:style-name="T3">Hp(10)</text:span></text:p>
          </table:table-cell>
          <table:table-cell table:style-name="s2.B4" office:value-type="string">
            <text:p text:style-name="P13">$2-<text:span text:style-name="T3">dn</text:span></text:p>
          </table:table-cell>
          <table:table-cell table:style-name="s2.B4" office:value-type="string">
            <text:p text:style-name="P19"><text:s text:c="2"/>$2-<text:span text:style-name="T3">dd</text:span> <text:s/></text:p>
            <text:p text:style-name="P17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13">15</text:span></text:p>
          </table:table-cell>
        </table:table-row>
        <table:table-row>
          <table:table-cell table:style-name="s2.A6" office:value-type="string">
            <text:p text:style-name="P12">4.0 <text:span text:style-name="T13">мкЗв</text:span></text:p>
            <text:p text:style-name="P15">Hp(0.07)</text:p>
          </table:table-cell>
          <table:table-cell table:style-name="s2.B6" office:value-type="string">
            <text:p text:style-name="P13">$2-<text:span text:style-name="T3">dn_2</text:span></text:p>
          </table:table-cell>
          <table:table-cell table:style-name="s2.B6" office:value-type="string">
            <text:p text:style-name="P19"><text:s text:c="2"/>$2-<text:span text:style-name="T3">dd_2</text:span> <text:s/></text:p>
            <text:p text:style-name="P17">360c</text:p>
          </table:table-cell>
          <table:table-cell table:style-name="s2.B6" office:value-type="string">
            <text:p text:style-name="P13">$2-d_dev_<text:span text:style-name="T3">2</text:span></text:p>
          </table:table-cell>
          <table:table-cell table:style-name="s2.B6" office:value-type="string">
            <text:p text:style-name="P13">$2-dose_<text:span text:style-name="T3">2</text:span></text:p>
          </table:table-cell>
          <table:table-cell table:style-name="s2.B6" office:value-type="string">
            <text:p text:style-name="P13">$2-d_res_<text:span text:style-name="T3">2</text:span></text:p>
          </table:table-cell>
          <table:table-cell table:style-name="s2.B6" office:value-type="string">
            <text:p text:style-name="P13">$2-o_pog_<text:span text:style-name="T3">2</text:span></text:p>
          </table:table-cell>
          <table:table-cell table:style-name="s2.B6" office:value-type="string">
            <text:p text:style-name="P13">$2-d_gran_<text:span text:style-name="T3">2</text:span></text:p>
          </table:table-cell>
          <table:table-cell table:style-name="s2.I6" office:value-type="string">
            <text:p text:style-name="P12">±<text:span text:style-name="T13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6">AT3509B (</text:span><text:span text:style-name="T41"></text:span><text:span text:style-name="T6">) s/n: </text:span><text:span text:style-name="T6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3.B2" office:value-type="string">
            <text:p text:style-name="P47">Radia-tion source <text:s/>number</text:p>
          </table:table-cell>
          <table:table-cell table:style-name="t3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3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3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3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3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3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3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2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2">$3-bg0</text:p>
              <text:p text:style-name="P32">$3-bg1</text:p>
              <text:p text:style-name="P32">$3-bg2</text:p>
              <text:p text:style-name="P32">$3-bg3</text:p>
              <text:p text:style-name="P32">$3-bg4</text:p>
              <text:p text:style-name="P32">$3-bg5</text:p>
              <text:p text:style-name="P32">$3-bg6</text:p>
              <text:p text:style-name="P32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2">$3-m00</text:p>
              <text:p text:style-name="P32">$3-m01</text:p>
              <text:p text:style-name="P32">$3-m02</text:p>
              <text:p text:style-name="P32">$3-m03</text:p>
              <text:p text:style-name="P32">$3-m04</text:p>
              <text:p text:style-name="P32">$3-m05</text:p>
              <text:p text:style-name="P32">$3-m06</text:p>
              <text:p text:style-name="P32">$3-m07</text:p>
              <text:p text:style-name="P32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20">±<text:span text:style-name="T13">30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2">$3-m11</text:p>
              <text:p text:style-name="P32">$3-m12</text:p>
              <text:p text:style-name="P32">$3-m13</text:p>
              <text:p text:style-name="P32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3" office:value-type="string">
            <text:p text:style-name="P12">800<text:span text:style-name="T13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2">$3-m21</text:p>
              <text:p text:style-name="P32">$3-m22</text:p>
              <text:p text:style-name="P32">$3-m23</text:p>
              <text:p text:style-name="P32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3.B7" office:value-type="string">
            <text:p text:style-name="P13">$3-n<text:span text:style-name="T13">3</text:span></text:p>
          </table:table-cell>
          <table:table-cell table:style-name="t3.B7" office:value-type="string">
            <text:p text:style-name="P13">$3-d<text:span text:style-name="T13">3</text:span></text:p>
          </table:table-cell>
          <table:table-cell table:style-name="t3.D7" office:value-type="string">
            <text:section text:style-name="Sect1" text:name="Раздел15">
              <text:p text:style-name="P3">$3-<text:span text:style-name="T13">m30</text:span></text:p>
              <text:p text:style-name="P32">$3-<text:span text:style-name="T13">m31</text:span></text:p>
              <text:p text:style-name="P32">$3-<text:span text:style-name="T13">m32</text:span></text:p>
              <text:p text:style-name="P32">$3-<text:span text:style-name="T13">m33</text:span></text:p>
              <text:p text:style-name="P32">$3-<text:span text:style-name="T13">m34</text:span></text:p>
            </text:section>
          </table:table-cell>
          <table:table-cell table:style-name="t3.B7" office:value-type="string">
            <text:p text:style-name="P13">$3-av<text:span text:style-name="T13">3</text:span></text:p>
          </table:table-cell>
          <table:table-cell table:style-name="t3.B7" office:value-type="string">
            <text:p text:style-name="P13">$3-o<text:span text:style-name="T13">3</text:span></text:p>
          </table:table-cell>
          <table:table-cell table:style-name="t3.B7" office:value-type="string">
            <text:p text:style-name="P13">$3-q<text:span text:style-name="T13">3</text:span></text:p>
          </table:table-cell>
          <table:table-cell table:style-name="t3.B7" office:value-type="string">
            <text:p text:style-name="P13">$3-do<text:span text:style-name="T13">3</text:span></text:p>
          </table:table-cell>
          <table:table-cell table:style-name="t3.I7" office:value-type="string">
            <text:p text:style-name="P20">±<text:span text:style-name="T13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6">AT3509B (</text:span><text:span text:style-name="T41"></text:span><text:span text:style-name="T6">) s/n: </text:span><text:span text:style-name="T6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3.B2" table:number-rows-spanned="2" office:value-type="string">
            <text:p text:style-name="P47">Radiation source <text:s/>number</text:p>
          </table:table-cell>
          <table:table-cell table:style-name="s3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3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3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3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4">H</text:span><text:span text:style-name="T18">pi</text:span></text:p>
          </table:table-cell>
          <table:table-cell table:style-name="s3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3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3.B4" office:value-type="string">
            <text:p text:style-name="P13">$3-<text:span text:style-name="T3">dn_</text:span><text:span text:style-name="T13">3</text:span></text:p>
          </table:table-cell>
          <table:table-cell table:style-name="s3.B4" office:value-type="string">
            <text:p text:style-name="P19"><text:s text:c="2"/>$3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3.B4" office:value-type="string">
            <text:p text:style-name="P13">$3-d_dev<text:span text:style-name="T3">_</text:span><text:span text:style-name="T13">3</text:span></text:p>
          </table:table-cell>
          <table:table-cell table:style-name="s3.B4" office:value-type="string">
            <text:p text:style-name="P13">$3-dose<text:span text:style-name="T3">_</text:span><text:span text:style-name="T13">3</text:span></text:p>
          </table:table-cell>
          <table:table-cell table:style-name="s3.B4" office:value-type="string">
            <text:p text:style-name="P13">$3-d_res<text:span text:style-name="T3">_</text:span><text:span text:style-name="T13">3</text:span></text:p>
          </table:table-cell>
          <table:table-cell table:style-name="s3.B4" office:value-type="string">
            <text:p text:style-name="P13">$3-o_pog<text:span text:style-name="T3">_</text:span><text:span text:style-name="T13">3</text:span></text:p>
          </table:table-cell>
          <table:table-cell table:style-name="s3.B4" office:value-type="string">
            <text:p text:style-name="P13">$3-d_gran<text:span text:style-name="T3">_</text:span><text:span text:style-name="T13">3</text:span></text:p>
          </table:table-cell>
          <table:table-cell table:style-name="s3.I4" office:value-type="string">
            <text:p text:style-name="P12">±<text:span text:style-name="T3">30</text:span></text:p>
          </table:table-cell>
        </table:table-row>
        <table:table-row>
          <table:table-cell table:style-name="s3.A4" office:value-type="string">
            <text:p text:style-name="P12">4.0 мЗв<text:line-break/><text:span text:style-name="T3">Hp(10)</text:span></text:p>
          </table:table-cell>
          <table:table-cell table:style-name="s3.B4" office:value-type="string">
            <text:p text:style-name="P13">$3-<text:span text:style-name="T3">dn</text:span></text:p>
          </table:table-cell>
          <table:table-cell table:style-name="s3.B4" office:value-type="string">
            <text:p text:style-name="P19"><text:s text:c="2"/>$3-<text:span text:style-name="T3">dd</text:span> <text:s/></text:p>
            <text:p text:style-name="P17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13">15</text:span></text:p>
          </table:table-cell>
        </table:table-row>
        <table:table-row>
          <table:table-cell table:style-name="s3.A6" office:value-type="string">
            <text:p text:style-name="P12">4.0 <text:span text:style-name="T13">мкЗв</text:span></text:p>
            <text:p text:style-name="P15">Hp(0.07)</text:p>
          </table:table-cell>
          <table:table-cell table:style-name="s3.B6" office:value-type="string">
            <text:p text:style-name="P13">$3-<text:span text:style-name="T3">dn_2</text:span></text:p>
          </table:table-cell>
          <table:table-cell table:style-name="s3.B6" office:value-type="string">
            <text:p text:style-name="P19"><text:s text:c="2"/>$3-<text:span text:style-name="T3">dd_2</text:span> <text:s/></text:p>
            <text:p text:style-name="P17">360c</text:p>
          </table:table-cell>
          <table:table-cell table:style-name="s3.B6" office:value-type="string">
            <text:p text:style-name="P13">$3-d_dev_<text:span text:style-name="T3">2</text:span></text:p>
          </table:table-cell>
          <table:table-cell table:style-name="s3.B6" office:value-type="string">
            <text:p text:style-name="P13">$3-dose_<text:span text:style-name="T3">2</text:span></text:p>
          </table:table-cell>
          <table:table-cell table:style-name="s3.B6" office:value-type="string">
            <text:p text:style-name="P13">$3-d_res_<text:span text:style-name="T3">2</text:span></text:p>
          </table:table-cell>
          <table:table-cell table:style-name="s3.B6" office:value-type="string">
            <text:p text:style-name="P13">$3-o_pog_<text:span text:style-name="T3">2</text:span></text:p>
          </table:table-cell>
          <table:table-cell table:style-name="s3.B6" office:value-type="string">
            <text:p text:style-name="P13">$3-d_gran_<text:span text:style-name="T3">2</text:span></text:p>
          </table:table-cell>
          <table:table-cell table:style-name="s3.I6" office:value-type="string">
            <text:p text:style-name="P12">±<text:span text:style-name="T13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6">AT3509B (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4.B2" office:value-type="string">
            <text:p text:style-name="P47">Radia-tion source <text:s/>number</text:p>
          </table:table-cell>
          <table:table-cell table:style-name="t4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4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4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4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4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4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4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2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2">$4-bg0</text:p>
              <text:p text:style-name="P32">$4-bg1</text:p>
              <text:p text:style-name="P32">$4-bg2</text:p>
              <text:p text:style-name="P32">$4-bg3</text:p>
              <text:p text:style-name="P32">$4-bg4</text:p>
              <text:p text:style-name="P32">$4-bg5</text:p>
              <text:p text:style-name="P32">$4-bg6</text:p>
              <text:p text:style-name="P32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2">$4-m00</text:p>
              <text:p text:style-name="P32">$4-m01</text:p>
              <text:p text:style-name="P32">$4-m02</text:p>
              <text:p text:style-name="P32">$4-m03</text:p>
              <text:p text:style-name="P32">$4-m04</text:p>
              <text:p text:style-name="P32">$4-m05</text:p>
              <text:p text:style-name="P32">$4-m06</text:p>
              <text:p text:style-name="P32">$4-m07</text:p>
              <text:p text:style-name="P32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20">±<text:span text:style-name="T13">30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2">$4-m11</text:p>
              <text:p text:style-name="P32">$4-m12</text:p>
              <text:p text:style-name="P32">$4-m13</text:p>
              <text:p text:style-name="P32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3" office:value-type="string">
            <text:p text:style-name="P12">800<text:span text:style-name="T13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2">$4-m21</text:p>
              <text:p text:style-name="P32">$4-m22</text:p>
              <text:p text:style-name="P32">$4-m23</text:p>
              <text:p text:style-name="P32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4.B7" office:value-type="string">
            <text:p text:style-name="P13">$4-n<text:span text:style-name="T13">3</text:span></text:p>
          </table:table-cell>
          <table:table-cell table:style-name="t4.B7" office:value-type="string">
            <text:p text:style-name="P13">$4-d<text:span text:style-name="T13">3</text:span></text:p>
          </table:table-cell>
          <table:table-cell table:style-name="t4.D7" office:value-type="string">
            <text:section text:style-name="Sect1" text:name="Раздел20">
              <text:p text:style-name="P3">$4-<text:span text:style-name="T13">m30</text:span></text:p>
              <text:p text:style-name="P32">$4-<text:span text:style-name="T13">m31</text:span></text:p>
              <text:p text:style-name="P32">$4-<text:span text:style-name="T13">m32</text:span></text:p>
              <text:p text:style-name="P32">$4-<text:span text:style-name="T13">m33</text:span></text:p>
              <text:p text:style-name="P32">$4-<text:span text:style-name="T13">m34</text:span></text:p>
            </text:section>
          </table:table-cell>
          <table:table-cell table:style-name="t4.B7" office:value-type="string">
            <text:p text:style-name="P13">$4-av<text:span text:style-name="T13">3</text:span></text:p>
          </table:table-cell>
          <table:table-cell table:style-name="t4.B7" office:value-type="string">
            <text:p text:style-name="P13">$4-o<text:span text:style-name="T13">3</text:span></text:p>
          </table:table-cell>
          <table:table-cell table:style-name="t4.B7" office:value-type="string">
            <text:p text:style-name="P13">$4-q<text:span text:style-name="T13">3</text:span></text:p>
          </table:table-cell>
          <table:table-cell table:style-name="t4.B7" office:value-type="string">
            <text:p text:style-name="P13">$4-do<text:span text:style-name="T13">3</text:span></text:p>
          </table:table-cell>
          <table:table-cell table:style-name="t4.I7" office:value-type="string">
            <text:p text:style-name="P20">±<text:span text:style-name="T13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6">AT3509B () s/n: </text:span><text:span text:style-name="T9"><text:s/></text:span><text:span text:style-name="T6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4.B2" table:number-rows-spanned="2" office:value-type="string">
            <text:p text:style-name="P47">Radiation source <text:s/>number</text:p>
          </table:table-cell>
          <table:table-cell table:style-name="s4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4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4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4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4">H</text:span><text:span text:style-name="T18">pi</text:span></text:p>
          </table:table-cell>
          <table:table-cell table:style-name="s4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4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4.B4" office:value-type="string">
            <text:p text:style-name="P13">$4-<text:span text:style-name="T3">dn_</text:span><text:span text:style-name="T13">3</text:span></text:p>
          </table:table-cell>
          <table:table-cell table:style-name="s4.B4" office:value-type="string">
            <text:p text:style-name="P19"><text:s text:c="2"/>$4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4.B4" office:value-type="string">
            <text:p text:style-name="P13">$4-d_dev<text:span text:style-name="T3">_</text:span><text:span text:style-name="T13">3</text:span></text:p>
          </table:table-cell>
          <table:table-cell table:style-name="s4.B4" office:value-type="string">
            <text:p text:style-name="P13">$4-dose<text:span text:style-name="T3">_</text:span><text:span text:style-name="T13">3</text:span></text:p>
          </table:table-cell>
          <table:table-cell table:style-name="s4.B4" office:value-type="string">
            <text:p text:style-name="P13">$4-d_res<text:span text:style-name="T3">_</text:span><text:span text:style-name="T13">3</text:span></text:p>
          </table:table-cell>
          <table:table-cell table:style-name="s4.B4" office:value-type="string">
            <text:p text:style-name="P13">$4-o_pog<text:span text:style-name="T3">_</text:span><text:span text:style-name="T13">3</text:span></text:p>
          </table:table-cell>
          <table:table-cell table:style-name="s4.B4" office:value-type="string">
            <text:p text:style-name="P13">$4-d_gran<text:span text:style-name="T3">_</text:span><text:span text:style-name="T13">3</text:span></text:p>
          </table:table-cell>
          <table:table-cell table:style-name="s4.I4" office:value-type="string">
            <text:p text:style-name="P12">±<text:span text:style-name="T3">30</text:span></text:p>
          </table:table-cell>
        </table:table-row>
        <table:table-row>
          <table:table-cell table:style-name="s4.A4" office:value-type="string">
            <text:p text:style-name="P12">4.0 мЗв<text:line-break/><text:span text:style-name="T3">Hp(10)</text:span></text:p>
          </table:table-cell>
          <table:table-cell table:style-name="s4.B4" office:value-type="string">
            <text:p text:style-name="P13">$4-<text:span text:style-name="T3">dn</text:span></text:p>
          </table:table-cell>
          <table:table-cell table:style-name="s4.B4" office:value-type="string">
            <text:p text:style-name="P19"><text:s text:c="2"/>$4-<text:span text:style-name="T3">dd</text:span> <text:s/></text:p>
            <text:p text:style-name="P17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13">15</text:span></text:p>
          </table:table-cell>
        </table:table-row>
        <table:table-row>
          <table:table-cell table:style-name="s4.A6" office:value-type="string">
            <text:p text:style-name="P12">4.0 <text:span text:style-name="T13">мкЗв</text:span></text:p>
            <text:p text:style-name="P15">Hp(0.07)</text:p>
          </table:table-cell>
          <table:table-cell table:style-name="s4.B6" office:value-type="string">
            <text:p text:style-name="P13">$4-<text:span text:style-name="T3">dn_2</text:span></text:p>
          </table:table-cell>
          <table:table-cell table:style-name="s4.B6" office:value-type="string">
            <text:p text:style-name="P19"><text:s text:c="2"/>$4-<text:span text:style-name="T3">dd_2</text:span> <text:s/></text:p>
            <text:p text:style-name="P17">360c</text:p>
          </table:table-cell>
          <table:table-cell table:style-name="s4.B6" office:value-type="string">
            <text:p text:style-name="P13">$4-d_dev_<text:span text:style-name="T3">2</text:span></text:p>
          </table:table-cell>
          <table:table-cell table:style-name="s4.B6" office:value-type="string">
            <text:p text:style-name="P13">$4-dose_<text:span text:style-name="T3">2</text:span></text:p>
          </table:table-cell>
          <table:table-cell table:style-name="s4.B6" office:value-type="string">
            <text:p text:style-name="P13">$4-d_res_<text:span text:style-name="T3">2</text:span></text:p>
          </table:table-cell>
          <table:table-cell table:style-name="s4.B6" office:value-type="string">
            <text:p text:style-name="P13">$4-o_pog_<text:span text:style-name="T3">2</text:span></text:p>
          </table:table-cell>
          <table:table-cell table:style-name="s4.B6" office:value-type="string">
            <text:p text:style-name="P13">$4-d_gran_<text:span text:style-name="T3">2</text:span></text:p>
          </table:table-cell>
          <table:table-cell table:style-name="s4.I6" office:value-type="string">
            <text:p text:style-name="P12">±<text:span text:style-name="T13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6">AT3509B () s/n: №</text:span><text:span text:style-name="T9"> </text:span><text:span text:style-name="T6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5.B2" office:value-type="string">
            <text:p text:style-name="P47">Radia-tion source <text:s/>number</text:p>
          </table:table-cell>
          <table:table-cell table:style-name="t5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5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5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5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5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5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5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2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2">$5-bg0</text:p>
              <text:p text:style-name="P32">$5-bg1</text:p>
              <text:p text:style-name="P32">$5-bg2</text:p>
              <text:p text:style-name="P32">$5-bg3</text:p>
              <text:p text:style-name="P32">$5-bg4</text:p>
              <text:p text:style-name="P32">$5-bg5</text:p>
              <text:p text:style-name="P32">$5-bg6</text:p>
              <text:p text:style-name="P32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2">$5-m00</text:p>
              <text:p text:style-name="P32">$5-m01</text:p>
              <text:p text:style-name="P32">$5-m02</text:p>
              <text:p text:style-name="P32">$5-m03</text:p>
              <text:p text:style-name="P32">$5-m04</text:p>
              <text:p text:style-name="P32">$5-m05</text:p>
              <text:p text:style-name="P32">$5-m06</text:p>
              <text:p text:style-name="P32">$5-m07</text:p>
              <text:p text:style-name="P32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20">±<text:span text:style-name="T13">30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2">$5-m11</text:p>
              <text:p text:style-name="P32">$5-m12</text:p>
              <text:p text:style-name="P32">$5-m13</text:p>
              <text:p text:style-name="P32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3" office:value-type="string">
            <text:p text:style-name="P12">800<text:span text:style-name="T13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2">$5-m21</text:p>
              <text:p text:style-name="P32">$5-m22</text:p>
              <text:p text:style-name="P32">$5-m23</text:p>
              <text:p text:style-name="P32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5.B7" office:value-type="string">
            <text:p text:style-name="P13">$5-n<text:span text:style-name="T13">3</text:span></text:p>
          </table:table-cell>
          <table:table-cell table:style-name="t5.B7" office:value-type="string">
            <text:p text:style-name="P13">$5-d<text:span text:style-name="T13">3</text:span></text:p>
          </table:table-cell>
          <table:table-cell table:style-name="t5.D7" office:value-type="string">
            <text:section text:style-name="Sect1" text:name="Раздел25">
              <text:p text:style-name="P3">$5-<text:span text:style-name="T13">m30</text:span></text:p>
              <text:p text:style-name="P32">$5-<text:span text:style-name="T13">m31</text:span></text:p>
              <text:p text:style-name="P32">$5-<text:span text:style-name="T13">m32</text:span></text:p>
              <text:p text:style-name="P32">$5-<text:span text:style-name="T13">m33</text:span></text:p>
              <text:p text:style-name="P32">$5-<text:span text:style-name="T13">m34</text:span></text:p>
            </text:section>
          </table:table-cell>
          <table:table-cell table:style-name="t5.B7" office:value-type="string">
            <text:p text:style-name="P13">$5-av<text:span text:style-name="T13">3</text:span></text:p>
          </table:table-cell>
          <table:table-cell table:style-name="t5.B7" office:value-type="string">
            <text:p text:style-name="P13">$5-o<text:span text:style-name="T13">3</text:span></text:p>
          </table:table-cell>
          <table:table-cell table:style-name="t5.B7" office:value-type="string">
            <text:p text:style-name="P13">$5-q<text:span text:style-name="T13">3</text:span></text:p>
          </table:table-cell>
          <table:table-cell table:style-name="t5.B7" office:value-type="string">
            <text:p text:style-name="P13">$5-do<text:span text:style-name="T13">3</text:span></text:p>
          </table:table-cell>
          <table:table-cell table:style-name="t5.I7" office:value-type="string">
            <text:p text:style-name="P20">±<text:span text:style-name="T13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6">AT3509B () s/n: </text:span><text:span text:style-name="T9"><text:s/></text:span><text:span text:style-name="T6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5.B2" table:number-rows-spanned="2" office:value-type="string">
            <text:p text:style-name="P47">Radiation source <text:s/>number</text:p>
          </table:table-cell>
          <table:table-cell table:style-name="s5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5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5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5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4">H</text:span><text:span text:style-name="T18">pi</text:span></text:p>
          </table:table-cell>
          <table:table-cell table:style-name="s5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5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5.B4" office:value-type="string">
            <text:p text:style-name="P13">$5-<text:span text:style-name="T3">dn_</text:span><text:span text:style-name="T13">3</text:span></text:p>
          </table:table-cell>
          <table:table-cell table:style-name="s5.B4" office:value-type="string">
            <text:p text:style-name="P19"><text:s text:c="2"/>$5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5.B4" office:value-type="string">
            <text:p text:style-name="P13">$5-d_dev<text:span text:style-name="T3">_</text:span><text:span text:style-name="T13">3</text:span></text:p>
          </table:table-cell>
          <table:table-cell table:style-name="s5.B4" office:value-type="string">
            <text:p text:style-name="P13">$5-dose<text:span text:style-name="T3">_</text:span><text:span text:style-name="T13">3</text:span></text:p>
          </table:table-cell>
          <table:table-cell table:style-name="s5.B4" office:value-type="string">
            <text:p text:style-name="P13">$5-d_res<text:span text:style-name="T3">_</text:span><text:span text:style-name="T13">3</text:span></text:p>
          </table:table-cell>
          <table:table-cell table:style-name="s5.B4" office:value-type="string">
            <text:p text:style-name="P13">$5-o_pog<text:span text:style-name="T3">_</text:span><text:span text:style-name="T13">3</text:span></text:p>
          </table:table-cell>
          <table:table-cell table:style-name="s5.B4" office:value-type="string">
            <text:p text:style-name="P13">$5-d_gran<text:span text:style-name="T3">_</text:span><text:span text:style-name="T13">3</text:span></text:p>
          </table:table-cell>
          <table:table-cell table:style-name="s5.I4" office:value-type="string">
            <text:p text:style-name="P12">±<text:span text:style-name="T3">30</text:span></text:p>
          </table:table-cell>
        </table:table-row>
        <table:table-row>
          <table:table-cell table:style-name="s5.A4" office:value-type="string">
            <text:p text:style-name="P12">4.0 мЗв<text:line-break/><text:span text:style-name="T3">Hp(10)</text:span></text:p>
          </table:table-cell>
          <table:table-cell table:style-name="s5.B4" office:value-type="string">
            <text:p text:style-name="P13">$5-<text:span text:style-name="T3">dn</text:span></text:p>
          </table:table-cell>
          <table:table-cell table:style-name="s5.B4" office:value-type="string">
            <text:p text:style-name="P19"><text:s text:c="2"/>$5-<text:span text:style-name="T3">dd</text:span> <text:s/></text:p>
            <text:p text:style-name="P17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13">15</text:span></text:p>
          </table:table-cell>
        </table:table-row>
        <table:table-row>
          <table:table-cell table:style-name="s5.A6" office:value-type="string">
            <text:p text:style-name="P12">4.0 <text:span text:style-name="T13">мкЗв</text:span></text:p>
            <text:p text:style-name="P15">Hp(0.07)</text:p>
          </table:table-cell>
          <table:table-cell table:style-name="s5.B6" office:value-type="string">
            <text:p text:style-name="P13">$5-<text:span text:style-name="T3">dn_2</text:span></text:p>
          </table:table-cell>
          <table:table-cell table:style-name="s5.B6" office:value-type="string">
            <text:p text:style-name="P19"><text:s text:c="2"/>$5-<text:span text:style-name="T3">dd_2</text:span> <text:s/></text:p>
            <text:p text:style-name="P17">360c</text:p>
          </table:table-cell>
          <table:table-cell table:style-name="s5.B6" office:value-type="string">
            <text:p text:style-name="P13">$5-d_dev_<text:span text:style-name="T3">2</text:span></text:p>
          </table:table-cell>
          <table:table-cell table:style-name="s5.B6" office:value-type="string">
            <text:p text:style-name="P13">$5-dose_<text:span text:style-name="T3">2</text:span></text:p>
          </table:table-cell>
          <table:table-cell table:style-name="s5.B6" office:value-type="string">
            <text:p text:style-name="P13">$5-d_res_<text:span text:style-name="T3">2</text:span></text:p>
          </table:table-cell>
          <table:table-cell table:style-name="s5.B6" office:value-type="string">
            <text:p text:style-name="P13">$5-o_pog_<text:span text:style-name="T3">2</text:span></text:p>
          </table:table-cell>
          <table:table-cell table:style-name="s5.B6" office:value-type="string">
            <text:p text:style-name="P13">$5-d_gran_<text:span text:style-name="T3">2</text:span></text:p>
          </table:table-cell>
          <table:table-cell table:style-name="s5.I6" office:value-type="string">
            <text:p text:style-name="P12">±<text:span text:style-name="T13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6">AT3509B () s/n: <text:s/></text:span><text:span text:style-name="T6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6.B2" office:value-type="string">
            <text:p text:style-name="P47">Radia-tion source <text:s/>number</text:p>
          </table:table-cell>
          <table:table-cell table:style-name="t6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6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6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6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6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6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6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2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2">$6-bg0</text:p>
              <text:p text:style-name="P32">$6-bg1</text:p>
              <text:p text:style-name="P32">$6-bg2</text:p>
              <text:p text:style-name="P32">$6-bg3</text:p>
              <text:p text:style-name="P32">$6-bg4</text:p>
              <text:p text:style-name="P32">$6-bg5</text:p>
              <text:p text:style-name="P32">$6-bg6</text:p>
              <text:p text:style-name="P32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2">$6-m00</text:p>
              <text:p text:style-name="P32">$6-m01</text:p>
              <text:p text:style-name="P32">$6-m02</text:p>
              <text:p text:style-name="P32">$6-m03</text:p>
              <text:p text:style-name="P32">$6-m04</text:p>
              <text:p text:style-name="P32">$6-m05</text:p>
              <text:p text:style-name="P32">$6-m06</text:p>
              <text:p text:style-name="P32">$6-m07</text:p>
              <text:p text:style-name="P32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20">±<text:span text:style-name="T13">30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2">$6-m11</text:p>
              <text:p text:style-name="P32">$6-m12</text:p>
              <text:p text:style-name="P32">$6-m13</text:p>
              <text:p text:style-name="P32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3" office:value-type="string">
            <text:p text:style-name="P12">800<text:span text:style-name="T13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2">$6-m21</text:p>
              <text:p text:style-name="P32">$6-m22</text:p>
              <text:p text:style-name="P32">$6-m23</text:p>
              <text:p text:style-name="P32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6.B7" office:value-type="string">
            <text:p text:style-name="P13">$6-n<text:span text:style-name="T13">3</text:span></text:p>
          </table:table-cell>
          <table:table-cell table:style-name="t6.B7" office:value-type="string">
            <text:p text:style-name="P13">$6-d<text:span text:style-name="T13">3</text:span></text:p>
          </table:table-cell>
          <table:table-cell table:style-name="t6.D7" office:value-type="string">
            <text:section text:style-name="Sect1" text:name="Раздел30">
              <text:p text:style-name="P3">$6-<text:span text:style-name="T13">m30</text:span></text:p>
              <text:p text:style-name="P32">$6-<text:span text:style-name="T13">m31</text:span></text:p>
              <text:p text:style-name="P32">$6-<text:span text:style-name="T13">m32</text:span></text:p>
              <text:p text:style-name="P32">$6-<text:span text:style-name="T13">m33</text:span></text:p>
              <text:p text:style-name="P32">$6-<text:span text:style-name="T13">m34</text:span></text:p>
            </text:section>
          </table:table-cell>
          <table:table-cell table:style-name="t6.B7" office:value-type="string">
            <text:p text:style-name="P13">$6-av<text:span text:style-name="T13">3</text:span></text:p>
          </table:table-cell>
          <table:table-cell table:style-name="t6.B7" office:value-type="string">
            <text:p text:style-name="P13">$6-o<text:span text:style-name="T13">3</text:span></text:p>
          </table:table-cell>
          <table:table-cell table:style-name="t6.B7" office:value-type="string">
            <text:p text:style-name="P13">$6-q<text:span text:style-name="T13">3</text:span></text:p>
          </table:table-cell>
          <table:table-cell table:style-name="t6.B7" office:value-type="string">
            <text:p text:style-name="P13">$6-do<text:span text:style-name="T13">3</text:span></text:p>
          </table:table-cell>
          <table:table-cell table:style-name="t6.I7" office:value-type="string">
            <text:p text:style-name="P20">±<text:span text:style-name="T13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6">AT3509B () s/n: </text:span><text:span text:style-name="T9"><text:s/></text:span><text:span text:style-name="T6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6.B2" table:number-rows-spanned="2" office:value-type="string">
            <text:p text:style-name="P47">Radiation source <text:s/>number</text:p>
          </table:table-cell>
          <table:table-cell table:style-name="s6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6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6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6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4">H</text:span><text:span text:style-name="T18">pi</text:span></text:p>
          </table:table-cell>
          <table:table-cell table:style-name="s6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6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6.B4" office:value-type="string">
            <text:p text:style-name="P13">$6-<text:span text:style-name="T3">dn_</text:span><text:span text:style-name="T13">3</text:span></text:p>
          </table:table-cell>
          <table:table-cell table:style-name="s6.B4" office:value-type="string">
            <text:p text:style-name="P19"><text:s text:c="2"/>$6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6.B4" office:value-type="string">
            <text:p text:style-name="P13">$6-d_dev<text:span text:style-name="T3">_</text:span><text:span text:style-name="T13">3</text:span></text:p>
          </table:table-cell>
          <table:table-cell table:style-name="s6.B4" office:value-type="string">
            <text:p text:style-name="P13">$6-dose<text:span text:style-name="T3">_</text:span><text:span text:style-name="T13">3</text:span></text:p>
          </table:table-cell>
          <table:table-cell table:style-name="s6.B4" office:value-type="string">
            <text:p text:style-name="P13">$6-d_res<text:span text:style-name="T3">_</text:span><text:span text:style-name="T13">3</text:span></text:p>
          </table:table-cell>
          <table:table-cell table:style-name="s6.B4" office:value-type="string">
            <text:p text:style-name="P13">$6-o_pog<text:span text:style-name="T3">_</text:span><text:span text:style-name="T13">3</text:span></text:p>
          </table:table-cell>
          <table:table-cell table:style-name="s6.B4" office:value-type="string">
            <text:p text:style-name="P13">$6-d_gran<text:span text:style-name="T3">_</text:span><text:span text:style-name="T13">3</text:span></text:p>
          </table:table-cell>
          <table:table-cell table:style-name="s6.I4" office:value-type="string">
            <text:p text:style-name="P12">±<text:span text:style-name="T3">30</text:span></text:p>
          </table:table-cell>
        </table:table-row>
        <table:table-row>
          <table:table-cell table:style-name="s6.A4" office:value-type="string">
            <text:p text:style-name="P12">4.0 мЗв<text:line-break/><text:span text:style-name="T3">Hp(10)</text:span></text:p>
          </table:table-cell>
          <table:table-cell table:style-name="s6.B4" office:value-type="string">
            <text:p text:style-name="P13">$6-<text:span text:style-name="T3">dn</text:span></text:p>
          </table:table-cell>
          <table:table-cell table:style-name="s6.B4" office:value-type="string">
            <text:p text:style-name="P19"><text:s text:c="2"/>$6-<text:span text:style-name="T3">dd</text:span> <text:s/></text:p>
            <text:p text:style-name="P17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13">15</text:span></text:p>
          </table:table-cell>
        </table:table-row>
        <table:table-row>
          <table:table-cell table:style-name="s6.A6" office:value-type="string">
            <text:p text:style-name="P12">4.0 <text:span text:style-name="T13">мкЗв</text:span></text:p>
            <text:p text:style-name="P15">Hp(0.07)</text:p>
          </table:table-cell>
          <table:table-cell table:style-name="s6.B6" office:value-type="string">
            <text:p text:style-name="P13">$6-<text:span text:style-name="T3">dn_2</text:span></text:p>
          </table:table-cell>
          <table:table-cell table:style-name="s6.B6" office:value-type="string">
            <text:p text:style-name="P19"><text:s text:c="2"/>$6-<text:span text:style-name="T3">dd_2</text:span> <text:s/></text:p>
            <text:p text:style-name="P17">360c</text:p>
          </table:table-cell>
          <table:table-cell table:style-name="s6.B6" office:value-type="string">
            <text:p text:style-name="P13">$6-d_dev_<text:span text:style-name="T3">2</text:span></text:p>
          </table:table-cell>
          <table:table-cell table:style-name="s6.B6" office:value-type="string">
            <text:p text:style-name="P13">$6-dose_<text:span text:style-name="T3">2</text:span></text:p>
          </table:table-cell>
          <table:table-cell table:style-name="s6.B6" office:value-type="string">
            <text:p text:style-name="P13">$6-d_res_<text:span text:style-name="T3">2</text:span></text:p>
          </table:table-cell>
          <table:table-cell table:style-name="s6.B6" office:value-type="string">
            <text:p text:style-name="P13">$6-o_pog_<text:span text:style-name="T3">2</text:span></text:p>
          </table:table-cell>
          <table:table-cell table:style-name="s6.B6" office:value-type="string">
            <text:p text:style-name="P13">$6-d_gran_<text:span text:style-name="T3">2</text:span></text:p>
          </table:table-cell>
          <table:table-cell table:style-name="s6.I6" office:value-type="string">
            <text:p text:style-name="P12">±<text:span text:style-name="T13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6">AT3509B () s/n:</text:span><text:span text:style-name="T9"> </text:span><text:span text:style-name="T6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7.B2" office:value-type="string">
            <text:p text:style-name="P47">Radia-tion source <text:s/>number</text:p>
          </table:table-cell>
          <table:table-cell table:style-name="t7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7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7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7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7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7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7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2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2">$7-bg0</text:p>
              <text:p text:style-name="P32">$7-bg1</text:p>
              <text:p text:style-name="P32">$7-bg2</text:p>
              <text:p text:style-name="P32">$7-bg3</text:p>
              <text:p text:style-name="P32">$7-bg4</text:p>
              <text:p text:style-name="P32">$7-bg5</text:p>
              <text:p text:style-name="P32">$7-bg6</text:p>
              <text:p text:style-name="P32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2">$7-m00</text:p>
              <text:p text:style-name="P32">$7-m01</text:p>
              <text:p text:style-name="P32">$7-m02</text:p>
              <text:p text:style-name="P32">$7-m03</text:p>
              <text:p text:style-name="P32">$7-m04</text:p>
              <text:p text:style-name="P32">$7-m05</text:p>
              <text:p text:style-name="P32">$7-m06</text:p>
              <text:p text:style-name="P32">$7-m07</text:p>
              <text:p text:style-name="P32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20">±<text:span text:style-name="T13">30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2">$7-m11</text:p>
              <text:p text:style-name="P32">$7-m12</text:p>
              <text:p text:style-name="P32">$7-m13</text:p>
              <text:p text:style-name="P32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3" office:value-type="string">
            <text:p text:style-name="P12">800<text:span text:style-name="T13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2">$7-m21</text:p>
              <text:p text:style-name="P32">$7-m22</text:p>
              <text:p text:style-name="P32">$7-m23</text:p>
              <text:p text:style-name="P32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7.B7" office:value-type="string">
            <text:p text:style-name="P13">$7-n<text:span text:style-name="T13">3</text:span></text:p>
          </table:table-cell>
          <table:table-cell table:style-name="t7.B7" office:value-type="string">
            <text:p text:style-name="P13">$7-d<text:span text:style-name="T13">3</text:span></text:p>
          </table:table-cell>
          <table:table-cell table:style-name="t7.D7" office:value-type="string">
            <text:section text:style-name="Sect1" text:name="Раздел35">
              <text:p text:style-name="P3">$7-<text:span text:style-name="T13">m30</text:span></text:p>
              <text:p text:style-name="P32">$7-<text:span text:style-name="T13">m31</text:span></text:p>
              <text:p text:style-name="P32">$7-<text:span text:style-name="T13">m32</text:span></text:p>
              <text:p text:style-name="P32">$7-<text:span text:style-name="T13">m33</text:span></text:p>
              <text:p text:style-name="P32">$7-<text:span text:style-name="T13">m34</text:span></text:p>
            </text:section>
          </table:table-cell>
          <table:table-cell table:style-name="t7.B7" office:value-type="string">
            <text:p text:style-name="P13">$7-av<text:span text:style-name="T13">3</text:span></text:p>
          </table:table-cell>
          <table:table-cell table:style-name="t7.B7" office:value-type="string">
            <text:p text:style-name="P13">$7-o<text:span text:style-name="T13">3</text:span></text:p>
          </table:table-cell>
          <table:table-cell table:style-name="t7.B7" office:value-type="string">
            <text:p text:style-name="P13">$7-q<text:span text:style-name="T13">3</text:span></text:p>
          </table:table-cell>
          <table:table-cell table:style-name="t7.B7" office:value-type="string">
            <text:p text:style-name="P13">$7-do<text:span text:style-name="T13">3</text:span></text:p>
          </table:table-cell>
          <table:table-cell table:style-name="t7.I7" office:value-type="string">
            <text:p text:style-name="P20">±<text:span text:style-name="T13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6">AT3509B () s/n: </text:span><text:span text:style-name="T6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7.B2" table:number-rows-spanned="2" office:value-type="string">
            <text:p text:style-name="P47">Radiation source <text:s/>number</text:p>
          </table:table-cell>
          <table:table-cell table:style-name="s7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7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7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7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4">H</text:span><text:span text:style-name="T18">pi</text:span></text:p>
          </table:table-cell>
          <table:table-cell table:style-name="s7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7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7.B4" office:value-type="string">
            <text:p text:style-name="P13">$7-<text:span text:style-name="T3">dn_</text:span><text:span text:style-name="T13">3</text:span></text:p>
          </table:table-cell>
          <table:table-cell table:style-name="s7.B4" office:value-type="string">
            <text:p text:style-name="P19"><text:s text:c="2"/>$7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7.B4" office:value-type="string">
            <text:p text:style-name="P13">$7-d_dev<text:span text:style-name="T3">_</text:span><text:span text:style-name="T13">3</text:span></text:p>
          </table:table-cell>
          <table:table-cell table:style-name="s7.B4" office:value-type="string">
            <text:p text:style-name="P13">$7-dose<text:span text:style-name="T3">_</text:span><text:span text:style-name="T13">3</text:span></text:p>
          </table:table-cell>
          <table:table-cell table:style-name="s7.B4" office:value-type="string">
            <text:p text:style-name="P13">$7-d_res<text:span text:style-name="T3">_</text:span><text:span text:style-name="T13">3</text:span></text:p>
          </table:table-cell>
          <table:table-cell table:style-name="s7.B4" office:value-type="string">
            <text:p text:style-name="P13">$7-o_pog<text:span text:style-name="T3">_</text:span><text:span text:style-name="T13">3</text:span></text:p>
          </table:table-cell>
          <table:table-cell table:style-name="s7.B4" office:value-type="string">
            <text:p text:style-name="P13">$7-d_gran<text:span text:style-name="T3">_</text:span><text:span text:style-name="T13">3</text:span></text:p>
          </table:table-cell>
          <table:table-cell table:style-name="s7.I4" office:value-type="string">
            <text:p text:style-name="P12">±<text:span text:style-name="T3">30</text:span></text:p>
          </table:table-cell>
        </table:table-row>
        <table:table-row>
          <table:table-cell table:style-name="s7.A4" office:value-type="string">
            <text:p text:style-name="P12">4.0 мЗв<text:line-break/><text:span text:style-name="T3">Hp(10)</text:span></text:p>
          </table:table-cell>
          <table:table-cell table:style-name="s7.B4" office:value-type="string">
            <text:p text:style-name="P13">$7-<text:span text:style-name="T3">dn</text:span></text:p>
          </table:table-cell>
          <table:table-cell table:style-name="s7.B4" office:value-type="string">
            <text:p text:style-name="P19"><text:s text:c="2"/>$7-<text:span text:style-name="T3">dd</text:span> <text:s/></text:p>
            <text:p text:style-name="P17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13">15</text:span></text:p>
          </table:table-cell>
        </table:table-row>
        <table:table-row>
          <table:table-cell table:style-name="s7.A6" office:value-type="string">
            <text:p text:style-name="P12">4.0 <text:span text:style-name="T13">мкЗв</text:span></text:p>
            <text:p text:style-name="P15">Hp(0.07)</text:p>
          </table:table-cell>
          <table:table-cell table:style-name="s7.B6" office:value-type="string">
            <text:p text:style-name="P13">$7-<text:span text:style-name="T3">dn_2</text:span></text:p>
          </table:table-cell>
          <table:table-cell table:style-name="s7.B6" office:value-type="string">
            <text:p text:style-name="P19"><text:s text:c="2"/>$7-<text:span text:style-name="T3">dd_2</text:span> <text:s/></text:p>
            <text:p text:style-name="P17">360c</text:p>
          </table:table-cell>
          <table:table-cell table:style-name="s7.B6" office:value-type="string">
            <text:p text:style-name="P13">$7-d_dev_<text:span text:style-name="T3">2</text:span></text:p>
          </table:table-cell>
          <table:table-cell table:style-name="s7.B6" office:value-type="string">
            <text:p text:style-name="P13">$7-dose_<text:span text:style-name="T3">2</text:span></text:p>
          </table:table-cell>
          <table:table-cell table:style-name="s7.B6" office:value-type="string">
            <text:p text:style-name="P13">$7-d_res_<text:span text:style-name="T3">2</text:span></text:p>
          </table:table-cell>
          <table:table-cell table:style-name="s7.B6" office:value-type="string">
            <text:p text:style-name="P13">$7-o_pog_<text:span text:style-name="T3">2</text:span></text:p>
          </table:table-cell>
          <table:table-cell table:style-name="s7.B6" office:value-type="string">
            <text:p text:style-name="P13">$7-d_gran_<text:span text:style-name="T3">2</text:span></text:p>
          </table:table-cell>
          <table:table-cell table:style-name="s7.I6" office:value-type="string">
            <text:p text:style-name="P12">±<text:span text:style-name="T13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6">AT3509B () s/n: </text:span><text:span text:style-name="T6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8.B2" office:value-type="string">
            <text:p text:style-name="P47">Radia-tion source <text:s/>number</text:p>
          </table:table-cell>
          <table:table-cell table:style-name="t8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8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8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8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8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8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8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2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2">$8-bg0</text:p>
              <text:p text:style-name="P32">$8-bg1</text:p>
              <text:p text:style-name="P32">$8-bg2</text:p>
              <text:p text:style-name="P32">$8-bg3</text:p>
              <text:p text:style-name="P32">$8-bg4</text:p>
              <text:p text:style-name="P32">$8-bg5</text:p>
              <text:p text:style-name="P32">$8-bg6</text:p>
              <text:p text:style-name="P32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2">$8-m00</text:p>
              <text:p text:style-name="P32">$8-m01</text:p>
              <text:p text:style-name="P32">$8-m02</text:p>
              <text:p text:style-name="P32">$8-m03</text:p>
              <text:p text:style-name="P32">$8-m04</text:p>
              <text:p text:style-name="P32">$8-m05</text:p>
              <text:p text:style-name="P32">$8-m06</text:p>
              <text:p text:style-name="P32">$8-m07</text:p>
              <text:p text:style-name="P32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20">±<text:span text:style-name="T13">30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2">$8-m11</text:p>
              <text:p text:style-name="P32">$8-m12</text:p>
              <text:p text:style-name="P32">$8-m13</text:p>
              <text:p text:style-name="P32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3" office:value-type="string">
            <text:p text:style-name="P12">800<text:span text:style-name="T13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2">$8-m21</text:p>
              <text:p text:style-name="P32">$8-m22</text:p>
              <text:p text:style-name="P32">$8-m23</text:p>
              <text:p text:style-name="P32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8.B7" office:value-type="string">
            <text:p text:style-name="P13">$8-n<text:span text:style-name="T13">3</text:span></text:p>
          </table:table-cell>
          <table:table-cell table:style-name="t8.B7" office:value-type="string">
            <text:p text:style-name="P13">$8-d<text:span text:style-name="T13">3</text:span></text:p>
          </table:table-cell>
          <table:table-cell table:style-name="t8.D7" office:value-type="string">
            <text:section text:style-name="Sect1" text:name="Раздел40">
              <text:p text:style-name="P3">$8-<text:span text:style-name="T13">m30</text:span></text:p>
              <text:p text:style-name="P32">$8-<text:span text:style-name="T13">m31</text:span></text:p>
              <text:p text:style-name="P32">$8-<text:span text:style-name="T13">m32</text:span></text:p>
              <text:p text:style-name="P32">$8-<text:span text:style-name="T13">m33</text:span></text:p>
              <text:p text:style-name="P32">$8-<text:span text:style-name="T13">m34</text:span></text:p>
            </text:section>
          </table:table-cell>
          <table:table-cell table:style-name="t8.B7" office:value-type="string">
            <text:p text:style-name="P13">$8-av<text:span text:style-name="T13">3</text:span></text:p>
          </table:table-cell>
          <table:table-cell table:style-name="t8.B7" office:value-type="string">
            <text:p text:style-name="P13">$8-o<text:span text:style-name="T13">3</text:span></text:p>
          </table:table-cell>
          <table:table-cell table:style-name="t8.B7" office:value-type="string">
            <text:p text:style-name="P13">$8-q<text:span text:style-name="T13">3</text:span></text:p>
          </table:table-cell>
          <table:table-cell table:style-name="t8.B7" office:value-type="string">
            <text:p text:style-name="P13">$8-do<text:span text:style-name="T13">3</text:span></text:p>
          </table:table-cell>
          <table:table-cell table:style-name="t8.I7" office:value-type="string">
            <text:p text:style-name="P20">±<text:span text:style-name="T13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6">AT3509B () s/n: </text:span><text:span text:style-name="T9"><text:s/></text:span><text:span text:style-name="T6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8.B2" table:number-rows-spanned="2" office:value-type="string">
            <text:p text:style-name="P47">Radiation source <text:s/>number</text:p>
          </table:table-cell>
          <table:table-cell table:style-name="s8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8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8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8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4">H</text:span><text:span text:style-name="T18">pi</text:span></text:p>
          </table:table-cell>
          <table:table-cell table:style-name="s8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8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8.B4" office:value-type="string">
            <text:p text:style-name="P13">$8-<text:span text:style-name="T3">dn_</text:span><text:span text:style-name="T13">3</text:span></text:p>
          </table:table-cell>
          <table:table-cell table:style-name="s8.B4" office:value-type="string">
            <text:p text:style-name="P19"><text:s text:c="2"/>$8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8.B4" office:value-type="string">
            <text:p text:style-name="P13">$8-d_dev<text:span text:style-name="T3">_</text:span><text:span text:style-name="T13">3</text:span></text:p>
          </table:table-cell>
          <table:table-cell table:style-name="s8.B4" office:value-type="string">
            <text:p text:style-name="P13">$8-dose<text:span text:style-name="T3">_</text:span><text:span text:style-name="T13">3</text:span></text:p>
          </table:table-cell>
          <table:table-cell table:style-name="s8.B4" office:value-type="string">
            <text:p text:style-name="P13">$8-d_res<text:span text:style-name="T3">_</text:span><text:span text:style-name="T13">3</text:span></text:p>
          </table:table-cell>
          <table:table-cell table:style-name="s8.B4" office:value-type="string">
            <text:p text:style-name="P13">$8-o_pog<text:span text:style-name="T3">_</text:span><text:span text:style-name="T13">3</text:span></text:p>
          </table:table-cell>
          <table:table-cell table:style-name="s8.B4" office:value-type="string">
            <text:p text:style-name="P13">$8-d_gran<text:span text:style-name="T3">_</text:span><text:span text:style-name="T13">3</text:span></text:p>
          </table:table-cell>
          <table:table-cell table:style-name="s8.I4" office:value-type="string">
            <text:p text:style-name="P12">±<text:span text:style-name="T3">30</text:span></text:p>
          </table:table-cell>
        </table:table-row>
        <table:table-row>
          <table:table-cell table:style-name="s8.A4" office:value-type="string">
            <text:p text:style-name="P12">4.0 мЗв<text:line-break/><text:span text:style-name="T3">Hp(10)</text:span></text:p>
          </table:table-cell>
          <table:table-cell table:style-name="s8.B4" office:value-type="string">
            <text:p text:style-name="P13">$8-<text:span text:style-name="T3">dn</text:span></text:p>
          </table:table-cell>
          <table:table-cell table:style-name="s8.B4" office:value-type="string">
            <text:p text:style-name="P19"><text:s text:c="2"/>$8-<text:span text:style-name="T3">dd</text:span> <text:s/></text:p>
            <text:p text:style-name="P17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13">15</text:span></text:p>
          </table:table-cell>
        </table:table-row>
        <table:table-row>
          <table:table-cell table:style-name="s8.A6" office:value-type="string">
            <text:p text:style-name="P12">4.0 <text:span text:style-name="T13">мкЗв</text:span></text:p>
            <text:p text:style-name="P15">Hp(0.07)</text:p>
          </table:table-cell>
          <table:table-cell table:style-name="s8.B6" office:value-type="string">
            <text:p text:style-name="P13">$8-<text:span text:style-name="T3">dn_2</text:span></text:p>
          </table:table-cell>
          <table:table-cell table:style-name="s8.B6" office:value-type="string">
            <text:p text:style-name="P19"><text:s text:c="2"/>$8-<text:span text:style-name="T3">dd_2</text:span> <text:s/></text:p>
            <text:p text:style-name="P17">360c</text:p>
          </table:table-cell>
          <table:table-cell table:style-name="s8.B6" office:value-type="string">
            <text:p text:style-name="P13">$8-d_dev_<text:span text:style-name="T3">2</text:span></text:p>
          </table:table-cell>
          <table:table-cell table:style-name="s8.B6" office:value-type="string">
            <text:p text:style-name="P13">$8-dose_<text:span text:style-name="T3">2</text:span></text:p>
          </table:table-cell>
          <table:table-cell table:style-name="s8.B6" office:value-type="string">
            <text:p text:style-name="P13">$8-d_res_<text:span text:style-name="T3">2</text:span></text:p>
          </table:table-cell>
          <table:table-cell table:style-name="s8.B6" office:value-type="string">
            <text:p text:style-name="P13">$8-o_pog_<text:span text:style-name="T3">2</text:span></text:p>
          </table:table-cell>
          <table:table-cell table:style-name="s8.B6" office:value-type="string">
            <text:p text:style-name="P13">$8-d_gran_<text:span text:style-name="T3">2</text:span></text:p>
          </table:table-cell>
          <table:table-cell table:style-name="s8.I6" office:value-type="string">
            <text:p text:style-name="P12">±<text:span text:style-name="T13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6">AT3509B () s/n:</text:span><text:span text:style-name="T9"> </text:span><text:span text:style-name="T6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9.B2" office:value-type="string">
            <text:p text:style-name="P47">Radia-tion source <text:s/>number</text:p>
          </table:table-cell>
          <table:table-cell table:style-name="t9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9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9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9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9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9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9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2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2">$9-bg0</text:p>
              <text:p text:style-name="P32">$9-bg1</text:p>
              <text:p text:style-name="P32">$9-bg2</text:p>
              <text:p text:style-name="P32">$9-bg3</text:p>
              <text:p text:style-name="P32">$9-bg4</text:p>
              <text:p text:style-name="P32">$9-bg5</text:p>
              <text:p text:style-name="P32">$9-bg6</text:p>
              <text:p text:style-name="P32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2">$9-m00</text:p>
              <text:p text:style-name="P32">$9-m01</text:p>
              <text:p text:style-name="P32">$9-m02</text:p>
              <text:p text:style-name="P32">$9-m03</text:p>
              <text:p text:style-name="P32">$9-m04</text:p>
              <text:p text:style-name="P32">$9-m05</text:p>
              <text:p text:style-name="P32">$9-m06</text:p>
              <text:p text:style-name="P32">$9-m07</text:p>
              <text:p text:style-name="P32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20">±<text:span text:style-name="T13">30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2">$9-m11</text:p>
              <text:p text:style-name="P32">$9-m12</text:p>
              <text:p text:style-name="P32">$9-m13</text:p>
              <text:p text:style-name="P32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3" office:value-type="string">
            <text:p text:style-name="P12">800<text:span text:style-name="T13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2">$9-m21</text:p>
              <text:p text:style-name="P32">$9-m22</text:p>
              <text:p text:style-name="P32">$9-m23</text:p>
              <text:p text:style-name="P32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9.B7" office:value-type="string">
            <text:p text:style-name="P13">$9-n<text:span text:style-name="T13">3</text:span></text:p>
          </table:table-cell>
          <table:table-cell table:style-name="t9.B7" office:value-type="string">
            <text:p text:style-name="P13">$9-d<text:span text:style-name="T13">3</text:span></text:p>
          </table:table-cell>
          <table:table-cell table:style-name="t9.D7" office:value-type="string">
            <text:section text:style-name="Sect1" text:name="Раздел45">
              <text:p text:style-name="P3">$9-<text:span text:style-name="T13">m30</text:span></text:p>
              <text:p text:style-name="P32">$9-<text:span text:style-name="T13">m31</text:span></text:p>
              <text:p text:style-name="P32">$9-<text:span text:style-name="T13">m32</text:span></text:p>
              <text:p text:style-name="P32">$9-<text:span text:style-name="T13">m33</text:span></text:p>
              <text:p text:style-name="P32">$9-<text:span text:style-name="T13">m34</text:span></text:p>
            </text:section>
          </table:table-cell>
          <table:table-cell table:style-name="t9.B7" office:value-type="string">
            <text:p text:style-name="P13">$9-av<text:span text:style-name="T13">3</text:span></text:p>
          </table:table-cell>
          <table:table-cell table:style-name="t9.B7" office:value-type="string">
            <text:p text:style-name="P13">$9-o<text:span text:style-name="T13">3</text:span></text:p>
          </table:table-cell>
          <table:table-cell table:style-name="t9.B7" office:value-type="string">
            <text:p text:style-name="P13">$9-q<text:span text:style-name="T13">3</text:span></text:p>
          </table:table-cell>
          <table:table-cell table:style-name="t9.B7" office:value-type="string">
            <text:p text:style-name="P13">$9-do<text:span text:style-name="T13">3</text:span></text:p>
          </table:table-cell>
          <table:table-cell table:style-name="t9.I7" office:value-type="string">
            <text:p text:style-name="P20">±<text:span text:style-name="T13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6">AT3509B () s/n: </text:span><text:span text:style-name="T9"><text:s/></text:span><text:span text:style-name="T6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9.B2" table:number-rows-spanned="2" office:value-type="string">
            <text:p text:style-name="P47">Radiation source <text:s/>number</text:p>
          </table:table-cell>
          <table:table-cell table:style-name="s9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9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9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9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4">H</text:span><text:span text:style-name="T18">pi</text:span></text:p>
          </table:table-cell>
          <table:table-cell table:style-name="s9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9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9.B4" office:value-type="string">
            <text:p text:style-name="P13">$9-<text:span text:style-name="T3">dn_</text:span><text:span text:style-name="T13">3</text:span></text:p>
          </table:table-cell>
          <table:table-cell table:style-name="s9.B4" office:value-type="string">
            <text:p text:style-name="P19"><text:s text:c="2"/>$9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9.B4" office:value-type="string">
            <text:p text:style-name="P13">$9-d_dev<text:span text:style-name="T3">_</text:span><text:span text:style-name="T13">3</text:span></text:p>
          </table:table-cell>
          <table:table-cell table:style-name="s9.B4" office:value-type="string">
            <text:p text:style-name="P13">$9-dose<text:span text:style-name="T3">_</text:span><text:span text:style-name="T13">3</text:span></text:p>
          </table:table-cell>
          <table:table-cell table:style-name="s9.B4" office:value-type="string">
            <text:p text:style-name="P13">$9-d_res<text:span text:style-name="T3">_</text:span><text:span text:style-name="T13">3</text:span></text:p>
          </table:table-cell>
          <table:table-cell table:style-name="s9.B4" office:value-type="string">
            <text:p text:style-name="P13">$9-o_pog<text:span text:style-name="T3">_</text:span><text:span text:style-name="T13">3</text:span></text:p>
          </table:table-cell>
          <table:table-cell table:style-name="s9.B4" office:value-type="string">
            <text:p text:style-name="P13">$9-d_gran<text:span text:style-name="T3">_</text:span><text:span text:style-name="T13">3</text:span></text:p>
          </table:table-cell>
          <table:table-cell table:style-name="s9.I4" office:value-type="string">
            <text:p text:style-name="P12">±<text:span text:style-name="T3">30</text:span></text:p>
          </table:table-cell>
        </table:table-row>
        <table:table-row>
          <table:table-cell table:style-name="s9.A4" office:value-type="string">
            <text:p text:style-name="P12">4.0 мЗв<text:line-break/><text:span text:style-name="T3">Hp(10)</text:span></text:p>
          </table:table-cell>
          <table:table-cell table:style-name="s9.B4" office:value-type="string">
            <text:p text:style-name="P13">$9-<text:span text:style-name="T3">dn</text:span></text:p>
          </table:table-cell>
          <table:table-cell table:style-name="s9.B4" office:value-type="string">
            <text:p text:style-name="P19"><text:s text:c="2"/>$9-<text:span text:style-name="T3">dd</text:span> <text:s/></text:p>
            <text:p text:style-name="P17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13">15</text:span></text:p>
          </table:table-cell>
        </table:table-row>
        <table:table-row>
          <table:table-cell table:style-name="s9.A6" office:value-type="string">
            <text:p text:style-name="P12">4.0 <text:span text:style-name="T13">мкЗв</text:span></text:p>
            <text:p text:style-name="P15">Hp(0.07)</text:p>
          </table:table-cell>
          <table:table-cell table:style-name="s9.B6" office:value-type="string">
            <text:p text:style-name="P13">$9-<text:span text:style-name="T3">dn_2</text:span></text:p>
          </table:table-cell>
          <table:table-cell table:style-name="s9.B6" office:value-type="string">
            <text:p text:style-name="P19"><text:s text:c="2"/>$9-<text:span text:style-name="T3">dd_2</text:span> <text:s/></text:p>
            <text:p text:style-name="P17">360c</text:p>
          </table:table-cell>
          <table:table-cell table:style-name="s9.B6" office:value-type="string">
            <text:p text:style-name="P13">$9-d_dev_<text:span text:style-name="T3">2</text:span></text:p>
          </table:table-cell>
          <table:table-cell table:style-name="s9.B6" office:value-type="string">
            <text:p text:style-name="P13">$9-dose_<text:span text:style-name="T3">2</text:span></text:p>
          </table:table-cell>
          <table:table-cell table:style-name="s9.B6" office:value-type="string">
            <text:p text:style-name="P13">$9-d_res_<text:span text:style-name="T3">2</text:span></text:p>
          </table:table-cell>
          <table:table-cell table:style-name="s9.B6" office:value-type="string">
            <text:p text:style-name="P13">$9-o_pog_<text:span text:style-name="T3">2</text:span></text:p>
          </table:table-cell>
          <table:table-cell table:style-name="s9.B6" office:value-type="string">
            <text:p text:style-name="P13">$9-d_gran_<text:span text:style-name="T3">2</text:span></text:p>
          </table:table-cell>
          <table:table-cell table:style-name="s9.I6" office:value-type="string">
            <text:p text:style-name="P12">±<text:span text:style-name="T13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6">AT3509B () s/n: </text:span><text:span text:style-name="T6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0.B2" office:value-type="string">
            <text:p text:style-name="P47">Radia-tion source <text:s/>number</text:p>
          </table:table-cell>
          <table:table-cell table:style-name="t10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0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10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0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0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0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0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2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2">$10-bg0</text:p>
              <text:p text:style-name="P32">$10-bg1</text:p>
              <text:p text:style-name="P32">$10-bg2</text:p>
              <text:p text:style-name="P32">$10-bg3</text:p>
              <text:p text:style-name="P32">$10-bg4</text:p>
              <text:p text:style-name="P32">$10-bg5</text:p>
              <text:p text:style-name="P32">$10-bg6</text:p>
              <text:p text:style-name="P32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2">$10-m00</text:p>
              <text:p text:style-name="P32">$10-m01</text:p>
              <text:p text:style-name="P32">$10-m02</text:p>
              <text:p text:style-name="P32">$10-m03</text:p>
              <text:p text:style-name="P32">$10-m04</text:p>
              <text:p text:style-name="P32">$10-m05</text:p>
              <text:p text:style-name="P32">$10-m06</text:p>
              <text:p text:style-name="P32">$10-m07</text:p>
              <text:p text:style-name="P32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20">±<text:span text:style-name="T13">30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2">$10-m11</text:p>
              <text:p text:style-name="P32">$10-m12</text:p>
              <text:p text:style-name="P32">$10-m13</text:p>
              <text:p text:style-name="P32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3" office:value-type="string">
            <text:p text:style-name="P12">800<text:span text:style-name="T13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2">$10-m21</text:p>
              <text:p text:style-name="P32">$10-m22</text:p>
              <text:p text:style-name="P32">$10-m23</text:p>
              <text:p text:style-name="P32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0.B7" office:value-type="string">
            <text:p text:style-name="P13">$10-n<text:span text:style-name="T13">3</text:span></text:p>
          </table:table-cell>
          <table:table-cell table:style-name="t10.B7" office:value-type="string">
            <text:p text:style-name="P13">$10-d<text:span text:style-name="T13">3</text:span></text:p>
          </table:table-cell>
          <table:table-cell table:style-name="t10.D7" office:value-type="string">
            <text:section text:style-name="Sect1" text:name="Раздел50">
              <text:p text:style-name="P3">$10-<text:span text:style-name="T13">m30</text:span></text:p>
              <text:p text:style-name="P32">$10-<text:span text:style-name="T13">m31</text:span></text:p>
              <text:p text:style-name="P32">$10-<text:span text:style-name="T13">m32</text:span></text:p>
              <text:p text:style-name="P32">$10-<text:span text:style-name="T13">m33</text:span></text:p>
              <text:p text:style-name="P32">$10-<text:span text:style-name="T13">m34</text:span></text:p>
            </text:section>
          </table:table-cell>
          <table:table-cell table:style-name="t10.B7" office:value-type="string">
            <text:p text:style-name="P13">$10-av<text:span text:style-name="T13">3</text:span></text:p>
          </table:table-cell>
          <table:table-cell table:style-name="t10.B7" office:value-type="string">
            <text:p text:style-name="P13">$10-o<text:span text:style-name="T13">3</text:span></text:p>
          </table:table-cell>
          <table:table-cell table:style-name="t10.B7" office:value-type="string">
            <text:p text:style-name="P13">$10-q<text:span text:style-name="T13">3</text:span></text:p>
          </table:table-cell>
          <table:table-cell table:style-name="t10.B7" office:value-type="string">
            <text:p text:style-name="P13">$10-do<text:span text:style-name="T13">3</text:span></text:p>
          </table:table-cell>
          <table:table-cell table:style-name="t10.I7" office:value-type="string">
            <text:p text:style-name="P20">±<text:span text:style-name="T13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6">AT3509B () s/n: </text:span><text:span text:style-name="T9"><text:s/></text:span><text:span text:style-name="T6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0.B2" table:number-rows-spanned="2" office:value-type="string">
            <text:p text:style-name="P47">Radiation source <text:s/>number</text:p>
          </table:table-cell>
          <table:table-cell table:style-name="s10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0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0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0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4">H</text:span><text:span text:style-name="T18">pi</text:span></text:p>
          </table:table-cell>
          <table:table-cell table:style-name="s10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0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10.B4" office:value-type="string">
            <text:p text:style-name="P13">$10-<text:span text:style-name="T3">dn_</text:span><text:span text:style-name="T13">3</text:span></text:p>
          </table:table-cell>
          <table:table-cell table:style-name="s10.B4" office:value-type="string">
            <text:p text:style-name="P19"><text:s text:c="2"/>$10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10.B4" office:value-type="string">
            <text:p text:style-name="P13">$10-d_dev<text:span text:style-name="T3">_</text:span><text:span text:style-name="T13">3</text:span></text:p>
          </table:table-cell>
          <table:table-cell table:style-name="s10.B4" office:value-type="string">
            <text:p text:style-name="P13">$10-dose<text:span text:style-name="T3">_</text:span><text:span text:style-name="T13">3</text:span></text:p>
          </table:table-cell>
          <table:table-cell table:style-name="s10.B4" office:value-type="string">
            <text:p text:style-name="P13">$10-d_res<text:span text:style-name="T3">_</text:span><text:span text:style-name="T13">3</text:span></text:p>
          </table:table-cell>
          <table:table-cell table:style-name="s10.B4" office:value-type="string">
            <text:p text:style-name="P13">$10-o_pog<text:span text:style-name="T3">_</text:span><text:span text:style-name="T13">3</text:span></text:p>
          </table:table-cell>
          <table:table-cell table:style-name="s10.B4" office:value-type="string">
            <text:p text:style-name="P13">$10-d_gran<text:span text:style-name="T3">_</text:span><text:span text:style-name="T13">3</text:span></text:p>
          </table:table-cell>
          <table:table-cell table:style-name="s10.I4" office:value-type="string">
            <text:p text:style-name="P12">±<text:span text:style-name="T3">30</text:span></text:p>
          </table:table-cell>
        </table:table-row>
        <table:table-row>
          <table:table-cell table:style-name="s10.A4" office:value-type="string">
            <text:p text:style-name="P12">4.0 мЗв<text:line-break/><text:span text:style-name="T3">Hp(10)</text:span></text:p>
          </table:table-cell>
          <table:table-cell table:style-name="s10.B4" office:value-type="string">
            <text:p text:style-name="P13">$10-<text:span text:style-name="T3">dn</text:span></text:p>
          </table:table-cell>
          <table:table-cell table:style-name="s10.B4" office:value-type="string">
            <text:p text:style-name="P19"><text:s text:c="2"/>$10-<text:span text:style-name="T3">dd</text:span> <text:s/></text:p>
            <text:p text:style-name="P17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13">15</text:span></text:p>
          </table:table-cell>
        </table:table-row>
        <table:table-row>
          <table:table-cell table:style-name="s10.A6" office:value-type="string">
            <text:p text:style-name="P12">4.0 <text:span text:style-name="T13">мкЗв</text:span></text:p>
            <text:p text:style-name="P15">Hp(0.07)</text:p>
          </table:table-cell>
          <table:table-cell table:style-name="s10.B6" office:value-type="string">
            <text:p text:style-name="P13">$10-<text:span text:style-name="T3">dn_2</text:span></text:p>
          </table:table-cell>
          <table:table-cell table:style-name="s10.B6" office:value-type="string">
            <text:p text:style-name="P19"><text:s text:c="2"/>$10-<text:span text:style-name="T3">dd_2</text:span> <text:s/></text:p>
            <text:p text:style-name="P17">360c</text:p>
          </table:table-cell>
          <table:table-cell table:style-name="s10.B6" office:value-type="string">
            <text:p text:style-name="P13">$10-d_dev_<text:span text:style-name="T3">2</text:span></text:p>
          </table:table-cell>
          <table:table-cell table:style-name="s10.B6" office:value-type="string">
            <text:p text:style-name="P13">$10-dose_<text:span text:style-name="T3">2</text:span></text:p>
          </table:table-cell>
          <table:table-cell table:style-name="s10.B6" office:value-type="string">
            <text:p text:style-name="P13">$10-d_res_<text:span text:style-name="T3">2</text:span></text:p>
          </table:table-cell>
          <table:table-cell table:style-name="s10.B6" office:value-type="string">
            <text:p text:style-name="P13">$10-o_pog_<text:span text:style-name="T3">2</text:span></text:p>
          </table:table-cell>
          <table:table-cell table:style-name="s10.B6" office:value-type="string">
            <text:p text:style-name="P13">$10-d_gran_<text:span text:style-name="T3">2</text:span></text:p>
          </table:table-cell>
          <table:table-cell table:style-name="s10.I6" office:value-type="string">
            <text:p text:style-name="P12">±<text:span text:style-name="T13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6">AT3509B () s/n: </text:span><text:span text:style-name="T6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1.B2" office:value-type="string">
            <text:p text:style-name="P47">Radia-tion source <text:s/>number</text:p>
          </table:table-cell>
          <table:table-cell table:style-name="t1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1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11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1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1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1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1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2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2">$11-bg0</text:p>
              <text:p text:style-name="P32">$11-bg1</text:p>
              <text:p text:style-name="P32">$11-bg2</text:p>
              <text:p text:style-name="P32">$11-bg3</text:p>
              <text:p text:style-name="P32">$11-bg4</text:p>
              <text:p text:style-name="P32">$11-bg5</text:p>
              <text:p text:style-name="P32">$11-bg6</text:p>
              <text:p text:style-name="P32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2">$11-m00</text:p>
              <text:p text:style-name="P32">$11-m01</text:p>
              <text:p text:style-name="P32">$11-m02</text:p>
              <text:p text:style-name="P32">$11-m03</text:p>
              <text:p text:style-name="P32">$11-m04</text:p>
              <text:p text:style-name="P32">$11-m05</text:p>
              <text:p text:style-name="P32">$11-m06</text:p>
              <text:p text:style-name="P32">$11-m07</text:p>
              <text:p text:style-name="P32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20">±<text:span text:style-name="T13">30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2">$11-m11</text:p>
              <text:p text:style-name="P32">$11-m12</text:p>
              <text:p text:style-name="P32">$11-m13</text:p>
              <text:p text:style-name="P32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3" office:value-type="string">
            <text:p text:style-name="P12">800<text:span text:style-name="T13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2">$11-m21</text:p>
              <text:p text:style-name="P32">$11-m22</text:p>
              <text:p text:style-name="P32">$11-m23</text:p>
              <text:p text:style-name="P32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1.B7" office:value-type="string">
            <text:p text:style-name="P13">$11-n<text:span text:style-name="T13">3</text:span></text:p>
          </table:table-cell>
          <table:table-cell table:style-name="t11.B7" office:value-type="string">
            <text:p text:style-name="P13">$11-d<text:span text:style-name="T13">3</text:span></text:p>
          </table:table-cell>
          <table:table-cell table:style-name="t11.D7" office:value-type="string">
            <text:section text:style-name="Sect1" text:name="Раздел55">
              <text:p text:style-name="P3">$11-<text:span text:style-name="T13">m30</text:span></text:p>
              <text:p text:style-name="P32">$11-<text:span text:style-name="T13">m31</text:span></text:p>
              <text:p text:style-name="P32">$11-<text:span text:style-name="T13">m32</text:span></text:p>
              <text:p text:style-name="P32">$11-<text:span text:style-name="T13">m33</text:span></text:p>
              <text:p text:style-name="P32">$11-<text:span text:style-name="T13">m34</text:span></text:p>
            </text:section>
          </table:table-cell>
          <table:table-cell table:style-name="t11.B7" office:value-type="string">
            <text:p text:style-name="P13">$11-av<text:span text:style-name="T13">3</text:span></text:p>
          </table:table-cell>
          <table:table-cell table:style-name="t11.B7" office:value-type="string">
            <text:p text:style-name="P13">$11-o<text:span text:style-name="T13">3</text:span></text:p>
          </table:table-cell>
          <table:table-cell table:style-name="t11.B7" office:value-type="string">
            <text:p text:style-name="P13">$11-q<text:span text:style-name="T13">3</text:span></text:p>
          </table:table-cell>
          <table:table-cell table:style-name="t11.B7" office:value-type="string">
            <text:p text:style-name="P13">$11-do<text:span text:style-name="T13">3</text:span></text:p>
          </table:table-cell>
          <table:table-cell table:style-name="t11.I7" office:value-type="string">
            <text:p text:style-name="P20">±<text:span text:style-name="T13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6">AT3509B () s/n: </text:span><text:span text:style-name="T9"><text:s/></text:span><text:span text:style-name="T6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1.B2" table:number-rows-spanned="2" office:value-type="string">
            <text:p text:style-name="P47">Radiation source <text:s/>number</text:p>
          </table:table-cell>
          <table:table-cell table:style-name="s11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1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1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4">H</text:span><text:span text:style-name="T18">pi</text:span></text:p>
          </table:table-cell>
          <table:table-cell table:style-name="s11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1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11.B4" office:value-type="string">
            <text:p text:style-name="P13">$11-<text:span text:style-name="T3">dn_</text:span><text:span text:style-name="T13">3</text:span></text:p>
          </table:table-cell>
          <table:table-cell table:style-name="s11.B4" office:value-type="string">
            <text:p text:style-name="P19"><text:s text:c="2"/>$11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11.B4" office:value-type="string">
            <text:p text:style-name="P13">$11-d_dev<text:span text:style-name="T3">_</text:span><text:span text:style-name="T13">3</text:span></text:p>
          </table:table-cell>
          <table:table-cell table:style-name="s11.B4" office:value-type="string">
            <text:p text:style-name="P13">$11-dose<text:span text:style-name="T3">_</text:span><text:span text:style-name="T13">3</text:span></text:p>
          </table:table-cell>
          <table:table-cell table:style-name="s11.B4" office:value-type="string">
            <text:p text:style-name="P13">$11-d_res<text:span text:style-name="T3">_</text:span><text:span text:style-name="T13">3</text:span></text:p>
          </table:table-cell>
          <table:table-cell table:style-name="s11.B4" office:value-type="string">
            <text:p text:style-name="P13">$11-o_pog<text:span text:style-name="T3">_</text:span><text:span text:style-name="T13">3</text:span></text:p>
          </table:table-cell>
          <table:table-cell table:style-name="s11.B4" office:value-type="string">
            <text:p text:style-name="P13">$11-d_gran<text:span text:style-name="T3">_</text:span><text:span text:style-name="T13">3</text:span></text:p>
          </table:table-cell>
          <table:table-cell table:style-name="s11.I4" office:value-type="string">
            <text:p text:style-name="P12">±<text:span text:style-name="T3">30</text:span></text:p>
          </table:table-cell>
        </table:table-row>
        <table:table-row>
          <table:table-cell table:style-name="s11.A4" office:value-type="string">
            <text:p text:style-name="P12">4.0 мЗв<text:line-break/><text:span text:style-name="T3">Hp(10)</text:span></text:p>
          </table:table-cell>
          <table:table-cell table:style-name="s11.B4" office:value-type="string">
            <text:p text:style-name="P13">$11-<text:span text:style-name="T3">dn</text:span></text:p>
          </table:table-cell>
          <table:table-cell table:style-name="s11.B4" office:value-type="string">
            <text:p text:style-name="P19"><text:s text:c="2"/>$11-<text:span text:style-name="T3">dd</text:span> <text:s/></text:p>
            <text:p text:style-name="P17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13">15</text:span></text:p>
          </table:table-cell>
        </table:table-row>
        <table:table-row>
          <table:table-cell table:style-name="s11.A6" office:value-type="string">
            <text:p text:style-name="P12">4.0 <text:span text:style-name="T13">мкЗв</text:span></text:p>
            <text:p text:style-name="P15">Hp(0.07)</text:p>
          </table:table-cell>
          <table:table-cell table:style-name="s11.B6" office:value-type="string">
            <text:p text:style-name="P13">$11-<text:span text:style-name="T3">dn_2</text:span></text:p>
          </table:table-cell>
          <table:table-cell table:style-name="s11.B6" office:value-type="string">
            <text:p text:style-name="P19"><text:s text:c="2"/>$11-<text:span text:style-name="T3">dd_2</text:span> <text:s/></text:p>
            <text:p text:style-name="P17">360c</text:p>
          </table:table-cell>
          <table:table-cell table:style-name="s11.B6" office:value-type="string">
            <text:p text:style-name="P13">$11-d_dev_<text:span text:style-name="T3">2</text:span></text:p>
          </table:table-cell>
          <table:table-cell table:style-name="s11.B6" office:value-type="string">
            <text:p text:style-name="P13">$11-dose_<text:span text:style-name="T3">2</text:span></text:p>
          </table:table-cell>
          <table:table-cell table:style-name="s11.B6" office:value-type="string">
            <text:p text:style-name="P13">$11-d_res_<text:span text:style-name="T3">2</text:span></text:p>
          </table:table-cell>
          <table:table-cell table:style-name="s11.B6" office:value-type="string">
            <text:p text:style-name="P13">$11-o_pog_<text:span text:style-name="T3">2</text:span></text:p>
          </table:table-cell>
          <table:table-cell table:style-name="s11.B6" office:value-type="string">
            <text:p text:style-name="P13">$11-d_gran_<text:span text:style-name="T3">2</text:span></text:p>
          </table:table-cell>
          <table:table-cell table:style-name="s11.I6" office:value-type="string">
            <text:p text:style-name="P12">±<text:span text:style-name="T13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6">AT3509B () s/n: </text:span><text:span text:style-name="T6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2.B2" office:value-type="string">
            <text:p text:style-name="P47">Radia-tion source <text:s/>number</text:p>
          </table:table-cell>
          <table:table-cell table:style-name="t1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2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2">*</text:span><text:span text:style-name="T18">i</text:span></text:p>
          </table:table-cell>
          <table:table-cell table:style-name="t12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2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2.B2" office:value-type="string">
            <text:p text:style-name="P21"><text:span text:style-name="T43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2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2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2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2">$12-bg0</text:p>
              <text:p text:style-name="P32">$12-bg1</text:p>
              <text:p text:style-name="P32">$12-bg2</text:p>
              <text:p text:style-name="P32">$12-bg3</text:p>
              <text:p text:style-name="P32">$12-bg4</text:p>
              <text:p text:style-name="P32">$12-bg5</text:p>
              <text:p text:style-name="P32">$12-bg6</text:p>
              <text:p text:style-name="P32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2">$12-m00</text:p>
              <text:p text:style-name="P32">$12-m01</text:p>
              <text:p text:style-name="P32">$12-m02</text:p>
              <text:p text:style-name="P32">$12-m03</text:p>
              <text:p text:style-name="P32">$12-m04</text:p>
              <text:p text:style-name="P32">$12-m05</text:p>
              <text:p text:style-name="P32">$12-m06</text:p>
              <text:p text:style-name="P32">$12-m07</text:p>
              <text:p text:style-name="P32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20">±<text:span text:style-name="T13">30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2">$12-m11</text:p>
              <text:p text:style-name="P32">$12-m12</text:p>
              <text:p text:style-name="P32">$12-m13</text:p>
              <text:p text:style-name="P32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3" office:value-type="string">
            <text:p text:style-name="P12">800<text:span text:style-name="T13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2">$12-m21</text:p>
              <text:p text:style-name="P32">$12-m22</text:p>
              <text:p text:style-name="P32">$12-m23</text:p>
              <text:p text:style-name="P32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7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2.B7" office:value-type="string">
            <text:p text:style-name="P13">$12-n<text:span text:style-name="T13">3</text:span></text:p>
          </table:table-cell>
          <table:table-cell table:style-name="t12.B7" office:value-type="string">
            <text:p text:style-name="P13">$12-d<text:span text:style-name="T13">3</text:span></text:p>
          </table:table-cell>
          <table:table-cell table:style-name="t12.D7" office:value-type="string">
            <text:section text:style-name="Sect1" text:name="Раздел60">
              <text:p text:style-name="P3">$12-<text:span text:style-name="T13">m30</text:span></text:p>
              <text:p text:style-name="P32">$12-<text:span text:style-name="T13">m31</text:span></text:p>
              <text:p text:style-name="P32">$12-<text:span text:style-name="T13">m32</text:span></text:p>
              <text:p text:style-name="P32">$12-<text:span text:style-name="T13">m33</text:span></text:p>
              <text:p text:style-name="P32">$12-<text:span text:style-name="T13">m34</text:span></text:p>
            </text:section>
          </table:table-cell>
          <table:table-cell table:style-name="t12.B7" office:value-type="string">
            <text:p text:style-name="P13">$12-av<text:span text:style-name="T13">3</text:span></text:p>
          </table:table-cell>
          <table:table-cell table:style-name="t12.B7" office:value-type="string">
            <text:p text:style-name="P13">$12-o<text:span text:style-name="T13">3</text:span></text:p>
          </table:table-cell>
          <table:table-cell table:style-name="t12.B7" office:value-type="string">
            <text:p text:style-name="P13">$12-q<text:span text:style-name="T13">3</text:span></text:p>
          </table:table-cell>
          <table:table-cell table:style-name="t12.B7" office:value-type="string">
            <text:p text:style-name="P13">$12-do<text:span text:style-name="T13">3</text:span></text:p>
          </table:table-cell>
          <table:table-cell table:style-name="t12.I7" office:value-type="string">
            <text:p text:style-name="P20">±<text:span text:style-name="T13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6">AT3509B () s/n: </text:span><text:span text:style-name="T9"><text:s/></text:span><text:span text:style-name="T6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2.B2" table:number-rows-spanned="2" office:value-type="string">
            <text:p text:style-name="P47">Radiation source <text:s/>number</text:p>
          </table:table-cell>
          <table:table-cell table:style-name="s12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2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2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2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4">H</text:span><text:span text:style-name="T18">pi</text:span></text:p>
          </table:table-cell>
          <table:table-cell table:style-name="s12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2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3">м</text:span><text:span text:style-name="T13">к</text:span><text:span text:style-name="T3">Зв</text:span><text:line-break/><text:span text:style-name="T3">Hp(10)</text:span></text:p>
          </table:table-cell>
          <table:table-cell table:style-name="s12.B4" office:value-type="string">
            <text:p text:style-name="P13">$12-<text:span text:style-name="T3">dn_</text:span><text:span text:style-name="T13">3</text:span></text:p>
          </table:table-cell>
          <table:table-cell table:style-name="s12.B4" office:value-type="string">
            <text:p text:style-name="P19"><text:s text:c="2"/>$12-<text:span text:style-name="T3">dd_</text:span><text:span text:style-name="T13">3</text:span> <text:s/></text:p>
            <text:p text:style-name="P17"><text:span text:style-name="T13">36</text:span>0c</text:p>
          </table:table-cell>
          <table:table-cell table:style-name="s12.B4" office:value-type="string">
            <text:p text:style-name="P13">$12-d_dev<text:span text:style-name="T3">_</text:span><text:span text:style-name="T13">3</text:span></text:p>
          </table:table-cell>
          <table:table-cell table:style-name="s12.B4" office:value-type="string">
            <text:p text:style-name="P13">$12-dose<text:span text:style-name="T3">_</text:span><text:span text:style-name="T13">3</text:span></text:p>
          </table:table-cell>
          <table:table-cell table:style-name="s12.B4" office:value-type="string">
            <text:p text:style-name="P13">$12-d_res<text:span text:style-name="T3">_</text:span><text:span text:style-name="T13">3</text:span></text:p>
          </table:table-cell>
          <table:table-cell table:style-name="s12.B4" office:value-type="string">
            <text:p text:style-name="P13">$12-o_pog<text:span text:style-name="T3">_</text:span><text:span text:style-name="T13">3</text:span></text:p>
          </table:table-cell>
          <table:table-cell table:style-name="s12.B4" office:value-type="string">
            <text:p text:style-name="P13">$12-d_gran<text:span text:style-name="T3">_</text:span><text:span text:style-name="T13">3</text:span></text:p>
          </table:table-cell>
          <table:table-cell table:style-name="s12.I4" office:value-type="string">
            <text:p text:style-name="P12">±<text:span text:style-name="T3">30</text:span></text:p>
          </table:table-cell>
        </table:table-row>
        <table:table-row>
          <table:table-cell table:style-name="s12.A4" office:value-type="string">
            <text:p text:style-name="P12">4.0 мЗв<text:line-break/><text:span text:style-name="T3">Hp(10)</text:span></text:p>
          </table:table-cell>
          <table:table-cell table:style-name="s12.B4" office:value-type="string">
            <text:p text:style-name="P13">$12-<text:span text:style-name="T3">dn</text:span></text:p>
          </table:table-cell>
          <table:table-cell table:style-name="s12.B4" office:value-type="string">
            <text:p text:style-name="P19"><text:s text:c="2"/>$12-<text:span text:style-name="T3">dd</text:span> <text:s/></text:p>
            <text:p text:style-name="P17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13">15</text:span></text:p>
          </table:table-cell>
        </table:table-row>
        <table:table-row>
          <table:table-cell table:style-name="s12.A6" office:value-type="string">
            <text:p text:style-name="P12">4.0 <text:span text:style-name="T13">мкЗв</text:span></text:p>
            <text:p text:style-name="P15">Hp(0.07)</text:p>
          </table:table-cell>
          <table:table-cell table:style-name="s12.B6" office:value-type="string">
            <text:p text:style-name="P13">$12-<text:span text:style-name="T3">dn_2</text:span></text:p>
          </table:table-cell>
          <table:table-cell table:style-name="s12.B6" office:value-type="string">
            <text:p text:style-name="P19"><text:s text:c="2"/>$12-<text:span text:style-name="T3">dd_2</text:span> <text:s/></text:p>
            <text:p text:style-name="P17">360c</text:p>
          </table:table-cell>
          <table:table-cell table:style-name="s12.B6" office:value-type="string">
            <text:p text:style-name="P13">$12-d_dev_<text:span text:style-name="T3">2</text:span></text:p>
          </table:table-cell>
          <table:table-cell table:style-name="s12.B6" office:value-type="string">
            <text:p text:style-name="P13">$12-dose_<text:span text:style-name="T3">2</text:span></text:p>
          </table:table-cell>
          <table:table-cell table:style-name="s12.B6" office:value-type="string">
            <text:p text:style-name="P13">$12-d_res_<text:span text:style-name="T3">2</text:span></text:p>
          </table:table-cell>
          <table:table-cell table:style-name="s12.B6" office:value-type="string">
            <text:p text:style-name="P13">$12-o_pog_<text:span text:style-name="T3">2</text:span></text:p>
          </table:table-cell>
          <table:table-cell table:style-name="s12.B6" office:value-type="string">
            <text:p text:style-name="P13">$12-d_gran_<text:span text:style-name="T3">2</text:span></text:p>
          </table:table-cell>
          <table:table-cell table:style-name="s12.I6" office:value-type="string">
            <text:p text:style-name="P12">±<text:span text:style-name="T13">15</text:span></text:p>
          </table:table-cell>
        </table:table-row>
      </table:table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Calibrated by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45">(signature)</text:p>
          </table:table-cell>
        </table:table-row>
        <table:table-row>
          <table:table-cell table:style-name="Таблица1.A1" office:value-type="string">
            <text:p text:style-name="P42">Technical control: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45">(signature)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B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4:43:45.79</dc:date>
    <meta:editing-duration>P3DT10H17M11S</meta:editing-duration>
    <meta:editing-cycles>405</meta:editing-cycles>
    <meta:generator>OpenOffice/4.1.6$Win32 OpenOffice.org_project/416m1$Build-9790</meta:generator>
    <meta:document-statistic meta:table-count="25" meta:image-count="1" meta:object-count="0" meta:page-count="7" meta:paragraph-count="1659" meta:word-count="2697" meta:character-count="15948"/>
  </office:meta>
</office:document-meta>
</file>